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10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979cm" style:rel-column-width="555*"/>
    </style:style>
    <style:style style:name="表7.B" style:family="table-column">
      <style:table-column-properties style:column-width="1.535cm" style:rel-column-width="870*"/>
    </style:style>
    <style:style style:name="表7.C" style:family="table-column">
      <style:table-column-properties style:column-width="0.053cm" style:rel-column-width="30*"/>
    </style:style>
    <style:style style:name="表7.D" style:family="table-column">
      <style:table-column-properties style:column-width="14.446cm" style:rel-column-width="8190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99ffff" fo:padding="0.097cm" fo:border="0.002cm solid #000000">
        <style:background-image/>
      </style:table-cell-properties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.B3" style:family="table-cell">
      <style:table-cell-properties fo:background-color="#99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7.B6" style:family="table-cell">
      <style:table-cell-properties fo:background-color="#ccff00" fo:padding="0.097cm" fo:border-left="0.002cm solid #000000" fo:border-right="none" fo:border-top="none" fo:border-bottom="0.002cm solid #000000">
        <style:background-image/>
      </style:table-cell-properties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0.979cm" style:rel-column-width="555*"/>
    </style:style>
    <style:style style:name="表8.B" style:family="table-column">
      <style:table-column-properties style:column-width="1.561cm" style:rel-column-width="885*"/>
    </style:style>
    <style:style style:name="表8.C" style:family="table-column">
      <style:table-column-properties style:column-width="14.473cm" style:rel-column-width="8205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C1" style:family="table-cell">
      <style:table-cell-properties fo:padding="0.097cm" fo:border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A4" style:family="table-cell">
      <style:table-cell-properties fo:padding="0.097cm" fo:border-left="0.002cm solid #000000" fo:border-right="none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0.979cm" style:rel-column-width="555*"/>
    </style:style>
    <style:style style:name="表9.B" style:family="table-column">
      <style:table-column-properties style:column-width="16.034cm" style:rel-column-width="9090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.013cm" fo:margin-left="0cm" fo:margin-right="-0.012cm" table:align="margins" style:writing-mode="lr-tb"/>
    </style:style>
    <style:style style:name="表11.A" style:family="table-column">
      <style:table-column-properties style:column-width="0.979cm" style:rel-column-width="555*"/>
    </style:style>
    <style:style style:name="表11.B" style:family="table-column">
      <style:table-column-properties style:column-width="16.034cm" style:rel-column-width="9090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.013cm" fo:margin-left="0cm" fo:margin-right="-0.012cm" table:align="margins" style:writing-mode="lr-tb"/>
    </style:style>
    <style:style style:name="表12.A" style:family="table-column">
      <style:table-column-properties style:column-width="0.979cm" style:rel-column-width="555*"/>
    </style:style>
    <style:style style:name="表12.B" style:family="table-column">
      <style:table-column-properties style:column-width="16.034cm" style:rel-column-width="9090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.013cm" fo:margin-left="0cm" fo:margin-right="-0.012cm" table:align="margins" style:writing-mode="lr-tb"/>
    </style:style>
    <style:style style:name="表13.A" style:family="table-column">
      <style:table-column-properties style:column-width="0.979cm" style:rel-column-width="555*"/>
    </style:style>
    <style:style style:name="表13.B" style:family="table-column">
      <style:table-column-properties style:column-width="16.034cm" style:rel-column-width="9090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0.979cm" style:rel-column-width="555*"/>
    </style:style>
    <style:style style:name="表14.B" style:family="table-column">
      <style:table-column-properties style:column-width="16.034cm" style:rel-column-width="9090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6pt" fo:font-style="normal" style:text-underline-style="none" fo:font-weight="bold" style:text-blinking="false" fo:background-color="#ffff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2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1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9" style:family="paragraph" style:parent-style-name="Text_20_body">
      <style:paragraph-properties fo:margin-top="0cm" fo:margin-bottom="0cm" fo:line-height="150%" fo:break-before="page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20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1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2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3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24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5" style:family="paragraph" style:parent-style-name="Standard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26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27" style:family="paragraph" style:parent-style-name="Table_20_Contents" style:list-style-name="L30">
      <style:text-properties style:font-name="Arial" fo:font-size="16pt" style:font-name-asian="Arial" style:font-size-asian="16pt" style:font-size-complex="16pt"/>
    </style:style>
    <style:style style:name="P28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29" style:family="paragraph" style:parent-style-name="Table_20_Contents" style:list-style-name="L30">
      <style:text-properties style:font-name="Arial" fo:font-size="16pt" style:font-name-asian="Arial" style:font-size-asian="16pt" style:language-asian="ja" style:country-asian="JP" style:font-size-complex="16pt"/>
    </style:style>
    <style:style style:name="P30" style:family="paragraph" style:parent-style-name="Table_20_Contents">
      <style:text-properties style:font-name="Arial" fo:font-size="16pt" fo:background-color="transparent" style:font-name-asian="Arial" style:font-size-asian="16pt" style:font-size-complex="16pt"/>
    </style:style>
    <style:style style:name="P31" style:family="paragraph" style:parent-style-name="Table_20_Contents" style:list-style-name="L37">
      <style:text-properties style:font-name="Verdana" fo:font-size="16pt" style:font-size-asian="16pt" style:font-size-complex="16pt"/>
    </style:style>
    <style:style style:name="P32" style:family="paragraph" style:parent-style-name="Table_20_Contents" style:list-style-name="L38">
      <style:text-properties style:font-name="Verdana" fo:font-size="16pt" style:font-size-asian="16pt" style:font-size-complex="16pt"/>
    </style:style>
    <style:style style:name="P33" style:family="paragraph" style:parent-style-name="Table_20_Contents" style:list-style-name="L39">
      <style:text-properties style:font-name="Verdana" fo:font-size="16pt" style:font-size-asian="16pt" style:font-size-complex="16pt"/>
    </style:style>
    <style:style style:name="P34" style:family="paragraph" style:parent-style-name="Table_20_Contents" style:list-style-name="L40">
      <style:text-properties style:font-name="Verdana" fo:font-size="16pt" style:font-size-asian="16pt" style:font-size-complex="16pt"/>
    </style:style>
    <style:style style:name="P35" style:family="paragraph" style:parent-style-name="Table_20_Contents" style:list-style-name="L37">
      <style:text-properties style:font-name="Verdana" fo:font-size="16pt" fo:background-color="#996600" style:font-size-asian="16pt" style:font-size-complex="16pt"/>
    </style:style>
    <style:style style:name="P36" style:family="paragraph" style:parent-style-name="Text_20_body" style:list-style-name="L36">
      <style:paragraph-properties fo:line-height="150%"/>
      <style:text-properties style:font-name="Arial" fo:font-size="16pt" style:font-name-asian="Arial" style:font-size-asian="16pt" style:font-size-complex="16pt"/>
    </style:style>
    <style:style style:name="P3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5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6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7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9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0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1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2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4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5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6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9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0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2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3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4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5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7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9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0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6633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0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0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0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fo:color="#ff0000" style:text-line-through-style="none" fo:font-style="normal" style:text-underline-style="none" fo:font-weight="normal" style:text-blinking="false" fo:background-color="#f4cccc"/>
    </style:style>
    <style:style style:name="T10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1" style:family="text">
      <style:text-properties style:language-asian="ja" style:country-asian="JP"/>
    </style:style>
    <style:style style:name="T12" style:family="text">
      <style:text-properties style:font-name="Verdana"/>
    </style:style>
    <style:style style:name="T13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4" style:family="text">
      <style:text-properties fo:background-color="#ccff66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style:text-position="super 58%"/>
    </style:style>
    <style:style style:name="T18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9" style:family="text">
      <style:text-properties fo:background-color="#99ffff"/>
    </style:style>
    <style:style style:name="T20" style:family="text">
      <style:text-properties fo:background-color="#ffcc00"/>
    </style:style>
    <style:style style:name="T21" style:family="text">
      <style:text-properties fo:background-color="transparent"/>
    </style:style>
    <style:style style:name="T22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5">http://localhost/Eclipse_Luna/Cake_IFM11/fx_test</text:span></text:a><text:span text:style-name="T15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5">http://localhost/Eclipse_Luna/Cake_IFM11/fx_test/fx_tester_T_1</text:span></text:a><text:span text:style-name="T15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5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2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2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2"><text:a xlink:type="simple" xlink:href="http://localhost/Eclipse_Luna/Cake_IFM11/fx_utilities/util_3__Gen_Trading_Result_List" text:style-name="Internet_20_link" text:visited-style-name="Visited_20_Internet_20_Link"><text:span text:style-name="T15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5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5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5">:\WORKS_2\WS\WS_Others.prog\prog\D-7\2_2\VIRTUAL\Admin_Projects\curr\data\csv_raw\(slice-by-day).(AUDJPY-M5).(2020-05-13_2020-05-21).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oft-page-break/>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6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1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13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5">C</text:span></text:a><text:span text:style-name="T10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1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5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5">216</text:span></text:a><text:span text:style-name="T15"> &lt;== this</text:span></text:p>
            <text:p text:style-name="P6"><text:soft-page-break/><text:a xlink:type="simple" xlink:href="http://benfranklin.chips.jp/cake_apps/Cake_IFM11/images/view/38217" text:style-name="Internet_20_link" text:visited-style-name="Visited_20_Internet_20_Link"><text:span text:style-name="T15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5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7"><text:span text:style-name="T13">10.2.2_39</text:span>---------------------------------------------------------------------------</text:p>
      <text:p text:style-name="P14">[40] res free# JVEMV6 44#10.2.2_XX / 44. currency / 10. prog-php / 2. tester / 2. <text:s/>tester_1__V2 / 20200708_143227</text:p>
      <text:p text:style-name="P7"/>
      <text:p text:style-name="P7">[do] <text:span text:style-name="T1">#_ </text:span></text:p>
      <text:list xml:id="list6314310775425233173" text:style-name="L1">
        <text:list-item>
          <text:p text:style-name="P38">REVIEW </text:p>
          <text:list>
            <text:list-item>
              <text:p text:style-name="P38"><text:span text:style-name="T1">#_ </text:span>R-1.1 : fix ==&gt; //fix:20200708_144808:f</text:p>
              <text:list>
                <text:list-item>
                  <text:p text:style-name="P38">TRACK</text:p>
                  <text:list>
                    <text:list-item>
                      <text:p text:style-name="P38">FxTestController::fx_tester_T_1__Order_Buy__V2__While_Loop</text:p>
                    </text:list-item>
                    <text:list-item>
                      <text:p text:style-name="P38">FxTestController::fx_tester_T_1__Order_Buy__V2__For_Loop</text:p>
                    </text:list-item>
                    <text:list-item>
                      <text:p text:style-name="P38">LibEaTester::init_Pos()</text:p>
                      <text:list>
                        <text:list-item>
                          <text:p text:style-name="P38">//mark:20200708_145104:m</text:p>
                        </text:list-item>
                      </text:list>
                    </text:list-item>
                    <text:list-item>
                      <text:p text:style-name="P38">LibEaTester_2::set_Vals_To_Pos__First_Occasion</text:p>
                      <text:list>
                        <text:list-item>
                          <text:p text:style-name="P38">//mark:20200708_145301:m</text:p>
                        </text:list-item>
                        <text:list-item>
                          <text:p text:style-name="P38">param ==&gt; , $_val_TP, $_val_SL, $_val_SPREA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8"><text:span text:style-name="T1">#_ </text:span>R-1.2 : add param ==&gt; </text:p>
              <text:list>
                <text:list-item>
                  <text:list>
                    <text:list-item>
                      <text:p text:style-name="P38">FxTestController::fx_tester_T_1__Order_Buy__V2__F<text:soft-page-break/>or_Loop</text:p>
                    </text:list-item>
                    <text:list-item>
                      <text:p text:style-name="P38">FxTestController::fx_tester_T_1__Order_Buy__V2__While_Loop</text:p>
                    </text:list-item>
                  </text:list>
                </text:list-item>
                <text:list-item>
                  <text:p text:style-name="P38">CODE : FxTestController::fx_tester_T_1__Order_Buy__V2__For_Loop</text:p>
                  <text:list>
                    <text:list-item>
                      <text:p text:style-name="P38">$_lo_Params_For_Pos</text:p>
                      <text:list>
                        <text:list-item>
                          <text:p text:style-name="P38"><text:span text:style-name="T1">#_ </text:span>//code:20200708_145853:c ==&gt; unpack</text:p>
                        </text:list-item>
                        <text:list-item>
                          <text:p text:style-name="P38">//mark:20200708_145301:m ==&gt; caller line</text:p>
                        </text:list-item>
                      </text:list>
                    </text:list-item>
                  </text:list>
                </text:list-item>
                <text:list-item>
                  <text:p text:style-name="P38">CODE : caller line</text:p>
                  <text:list>
                    <text:list-item>
                      <text:p text:style-name="P38">//coding:20200603_162557</text:p>
                    </text:list-item>
                  </text:list>
                </text:list-item>
                <text:list-item>
                  <text:p text:style-name="P38"><text:span text:style-name="T1">#_ </text:span>TEST ==&gt; OK </text:p>
                </text:list-item>
              </text:list>
            </text:list-item>
            <text:list-item>
              <text:p text:style-name="P38">R-1.3 : add param ==&gt; </text:p>
              <text:list>
                <text:list-item>
                  <text:list>
                    <text:list-item>
                      <text:p text:style-name="P38">FxTestController::fx_tester_T_1__Order_Buy__V2__While_Loop</text:p>
                    </text:list-item>
                  </text:list>
                </text:list-item>
                <text:list-item>
                  <text:p text:style-name="P38">CODE</text:p>
                  <text:list>
                    <text:list-item>
                      <text:p text:style-name="P38"><text:span text:style-name="T1">#_ </text:span>calling line : //coding:20200603_162557</text:p>
                    </text:list-item>
                    <text:list-item>
                      <text:p text:style-name="P38"><text:span text:style-name="T1">#_ </text:span>add param to func : //code:20200708_150858:c</text:p>
                    </text:list-item>
                    <text:list-item>
                      <text:p text:style-name="P38"><text:span text:style-name="T1">#_ </text:span>unpack : //code:20200708_151035:c</text:p>
                    </text:list-item>
                    <text:list-item>
                      <text:p text:style-name="P38"><text:span text:style-name="T1">#_ </text:span>calling line : for-loop : //coding:20200603_162557</text:p>
                    </text:list-item>
                    <text:list-item>
                      <text:p text:style-name="P38"><text:span text:style-name="T1">#_ </text:span>calling line : while-loop : //code:20200708_151241:c</text:p>
                    </text:list-item>
                  </text:list>
                </text:list-item>
                <text:list-item>
                  <text:p text:style-name="P38">TEST ==&gt; OK </text:p>
                </text:list-item>
              </text:list>
            </text:list-item>
            <text:list-item>
              <text:p text:style-name="P38">R-1.4 : wri<text:span text:style-name="T11">te list of $pos ==&gt; use Params</text:span></text:p>
              <text:list>
                <text:list-item>
                  <text:p text:style-name="P74">CODE</text:p>
                  <text:list>
                    <text:list-item>
                      <text:p text:style-name="P74">caller line : //code:20200708_151919:c</text:p>
                    </text:list-item>
                    <text:list-item>
                      <text:p text:style-name="P74">$this-<text:soft-page-break/>&gt;fx_tester_T_1__Order_Buy__V2__Write_List_Of_Pos</text:p>
                      <text:list>
                        <text:list-item>
                          <text:list>
                            <text:list-item>
                              <text:p text:style-name="P74">==&gt; add param</text:p>
                            </text:list-item>
                          </text:list>
                        </text:list-item>
                        <text:list-item>
                          <text:p text:style-name="P38"><text:span text:style-name="T2">#_ </text:span><text:span text:style-name="T11">caller line</text:span></text:p>
                        </text:list-item>
                        <text:list-item>
                          <text:p text:style-name="P38"><text:span text:style-name="T2">#_ </text:span><text:span text:style-name="T11">func param</text:span></text:p>
                        </text:list-item>
                        <text:list-item>
                          <text:p text:style-name="P38"><text:span text:style-name="T2">#_ </text:span><text:span text:style-name="T11">func body : //fix:20200708_144808:f</text:span></text:p>
                        </text:list-item>
                      </text:list>
                    </text:list-item>
                  </text:list>
                </text:list-item>
                <text:list-item>
                  <text:p text:style-name="P74">TEST ==&gt; </text:p>
                  <text:list>
                    <text:list-item>
                      <text:p text:style-name="P74">ERROR ==&gt; log file name → not passed </text:p>
                    </text:list-item>
                    <text:list-item>
                      <text:p text:style-name="P74">FIX ==&gt; </text:p>
                      <text:list>
                        <text:list-item>
                          <text:p text:style-name="P74">add param</text:p>
                          <text:list>
                            <text:list-item>
                              <text:p text:style-name="P38"><text:span text:style-name="T2">#_ </text:span><text:span text:style-name="T11">func param</text:span></text:p>
                            </text:list-item>
                            <text:list-item>
                              <text:p text:style-name="P38"><text:span text:style-name="T2">#_ </text:span><text:span text:style-name="T11">caller line : //code:20200708_152631:c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4">TEST ==&gt; OK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7">TASK : <text:span text:style-name="T11">T-1.2 : “TP” ==&gt; post for-loop </text:span></text:p>
          <text:list>
            <text:list-item>
              <text:list>
                <text:list-item>
                  <text:p text:style-name="P96">CODE : //code:20200707_163926:c</text:p>
                </text:list-item>
              </text:list>
            </text:list-item>
          </text:list>
        </text:list-item>
        <text:list-item>
          <text:p text:style-name="P87">TASK-2</text:p>
          <text:list>
            <text:list-item>
              <text:list>
                <text:list-item>
                  <text:p text:style-name="P96">loc in BB ==&gt; 5 prev ones before the starting bar</text:p>
                </text:list-item>
              </text:list>
            </text:list-item>
          </text:list>
        </text:list-item>
        <text:list-item>
          <text:p text:style-name="P96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7606406107677420580" text:style-name="L2">
        <text:list-item>
          <text:p text:style-name="P39">TASK : <text:span text:style-name="T11">T-1.2 : “TP” ==&gt; post for-loop </text:span></text:p>
          <text:list>
            <text:list-item>
              <text:list>
                <text:list-item>
                  <text:p text:style-name="P75">CODE : //code:20200707_163926:c</text:p>
                </text:list-item>
              </text:list>
            </text:list-item>
          </text:list>
        </text:list-item>
        <text:list-item>
          <text:p text:style-name="P39">TASK-2</text:p>
          <text:list>
            <text:list-item>
              <text:list>
                <text:list-item>
                  <text:p text:style-name="P75">loc in BB ==&gt; 5 prev ones before the starting bar</text:p>
                </text:list-item>
              </text:list>
            </text:list-item>
          </text:list>
        </text:list-item>
        <text:list-item>
          <text:p text:style-name="P75">TASK : SL, TP の設定（$sumOf_Plus, $sumOf_Minus ==&gt; 最大に近くなる値の組み合わせ）　=&gt;　他の期間のデータでも</text:p>
        </text:list-item>
      </text:list>
      <text:p text:style-name="P7"><text:soft-page-break/>[further]</text:p>
      <text:p text:style-name="P11"><text:line-break/><text:span text:style-name="T14">[/ XXX] 20200708_153110</text:span></text:p>
      <text:p text:style-name="P20"/>
      <text:p text:style-name="P8"/>
      <text:p text:style-name="P7"><text:span text:style-name="T13">10.2.2_40</text:span>---------------------------------------------------------------------------</text:p>
      <text:p text:style-name="P14">[41] res free# JVEMV6 44#10.2.2_XX / 44. currency / 10. prog-php / 2. tester / 2. <text:s/>tester_1__V2 / 20200709_142331</text:p>
      <text:p text:style-name="P7"/>
      <text:p text:style-name="P7">[do] <text:span text:style-name="T1">#_ </text:span></text:p>
      <text:list xml:id="list1475645568328160357" text:style-name="L3">
        <text:list-item>
          <text:p text:style-name="P40"><text:span text:style-name="T1">#_ </text:span>REVIEW </text:p>
        </text:list-item>
        <text:list-item>
          <text:p text:style-name="P40">TASK : <text:span text:style-name="T11">T-1.2 : “TP” ==&gt; post for-loop </text:span></text:p>
          <text:list>
            <text:list-item>
              <text:list>
                <text:list-item>
                  <text:p text:style-name="P76">CODE : //code:20200707_163926:c</text:p>
                </text:list-item>
              </text:list>
            </text:list-item>
            <text:list-item>
              <text:p text:style-name="P76">T-1.1 : log : “step : 2 : 2 : 1.2”</text:p>
              <text:list>
                <text:list-item>
                  <text:p text:style-name="P76">CODE</text:p>
                </text:list-item>
                <text:list-item>
                  <text:p text:style-name="P76">TEST ==&gt; OK</text:p>
                </text:list-item>
              </text:list>
            </text:list-item>
          </text:list>
        </text:list-item>
        <text:list-item>
          <text:p text:style-name="P88">TASK-2</text:p>
          <text:list>
            <text:list-item>
              <text:list>
                <text:list-item>
                  <text:p text:style-name="P97">loc in BB ==&gt; 5 prev ones before the starting bar</text:p>
                </text:list-item>
              </text:list>
            </text:list-item>
          </text:list>
        </text:list-item>
        <text:list-item>
          <text:p text:style-name="P97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4625261899727848584" text:style-name="L4">
        <text:list-item>
          <text:p text:style-name="P41">TASK : <text:span text:style-name="T11">“TP” ==&gt; post for-loop → append</text:span></text:p>
          <text:list>
            <text:list-item>
              <text:p text:style-name="P77">//next:20200709_150122:n</text:p>
            </text:list-item>
          </text:list>
        </text:list-item>
        <text:list-item>
          <text:p text:style-name="P41">TASK : tasks-30 (sheet)</text:p>
        </text:list-item>
        <text:list-item>
          <text:p text:style-name="P41">TASK-2</text:p>
          <text:list>
            <text:list-item>
              <text:list>
                <text:list-item>
                  <text:p text:style-name="P77"><text:soft-page-break/>loc in BB ==&gt; 5 prev ones before the starting bar</text:p>
                </text:list-item>
              </text:list>
            </text:list-item>
          </text:list>
        </text:list-item>
        <text:list-item>
          <text:p text:style-name="P77">TASK : SL, TP の設定（$sumOf_Plus, $sumOf_Minus ==&gt; 最大に近くなる値の組み合わせ）　=&gt;　他の期間のデータでも</text:p>
        </text:list-item>
        <text:list-item>
          <text:p text:style-name="P41"/>
        </text:list-item>
      </text:list>
      <text:p text:style-name="P7">[further]</text:p>
      <text:p text:style-name="P11"><text:line-break/><text:span text:style-name="T14">[/ XXX] 20200709_150234</text:span></text:p>
      <text:p text:style-name="P7"/>
      <text:p text:style-name="P8"/>
      <text:p text:style-name="P7"><text:span text:style-name="T13">10.2.2_41</text:span>---------------------------------------------------------------------------</text:p>
      <text:p text:style-name="P14">[42] res free# JVEMV6 44#10.2.2_XX / 44. currency / 10. prog-php / 2. tester / 2. <text:s/>tester_1__V2 / 20200710_115044</text:p>
      <text:p text:style-name="P7"/>
      <text:p text:style-name="P7">[do] <text:span text:style-name="T1">#_ </text:span></text:p>
      <text:list xml:id="list4638180718377973892" text:style-name="L5">
        <text:list-item>
          <text:p text:style-name="P42"><text:span text:style-name="T1">#_ </text:span>REVIEW </text:p>
        </text:list-item>
        <text:list-item>
          <text:p text:style-name="P42"><text:span text:style-name="T1">#_ </text:span>SEG-1 : func “fx_tester_T_1__Order_Buy__V2” ==&gt; new param</text:p>
          <text:list>
            <text:list-item>
              <text:list>
                <text:list-item>
                  <text:p text:style-name="P42">==&gt; $param_Tester_T_1__MaxOf_While_Loop</text:p>
                </text:list-item>
              </text:list>
            </text:list-item>
            <text:list-item>
              <text:p text:style-name="P42">S-1.1 : func “fx_tester_T_1__Order_Buy__V2__Params”</text:p>
              <text:list>
                <text:list-item>
                  <text:p text:style-name="P42">CODE : //code:20200710_121940:c</text:p>
                  <text:list>
                    <text:list-item>
                      <text:p text:style-name="P42">CONS</text:p>
                    </text:list-item>
                  </text:list>
                </text:list-item>
              </text:list>
            </text:list-item>
            <text:list-item>
              <text:p text:style-name="P42">S-1.2 : caller line</text:p>
              <text:list>
                <text:list-item>
                  <text:p text:style-name="P42">CODE : //_20200710_122450:caller</text:p>
                  <text:list>
                    <text:list-item>
                      <text:p text:style-name="P42"><text:span text:style-name="T1">#_ </text:span>unpack ret val : //code:20200710_123750:c</text:p>
                    </text:list-item>
                    <text:list-item>
                      <text:p text:style-name="P42"><text:span text:style-name="T1">#_ </text:span>set val : //code:20200710_122726:c</text:p>
                    </text:list-item>
                    <text:list-item>
                      <text:p text:style-name="P42"><text:span text:style-name="T1">#_ </text:span>change ==&gt; template strings</text:p>
                      <text:list>
                        <text:list-item>
                          <text:p text:style-name="P42"><text:soft-page-break/>//code:20200710_123548:c</text:p>
                        </text:list-item>
                      </text:list>
                    </text:list-item>
                  </text:list>
                </text:list-item>
                <text:list-item>
                  <text:p text:style-name="P42"><text:span text:style-name="T1">#_ </text:span>TEST : param ==&gt; no </text:p>
                </text:list-item>
                <text:list-item>
                  <text:p text:style-name="P42"><text:span text:style-name="T1">#_ </text:span>TEST : param ==&gt; 40</text:p>
                  <text:list>
                    <text:list-item>
                      <text:p text:style-name="P42">==&gt; exec → complete</text:p>
                    </text:list-item>
                    <text:list-item>
                      <text:p text:style-name="P42">=&gt; “for-loop ended with ==&gt; [^T]”</text:p>
                      <text:list>
                        <text:list-item>
                          <text:p text:style-name="P42">==&gt; 9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2"><text:span text:style-name="T1">#_ </text:span>TASK-1 : <text:span text:style-name="T11">“TP” ==&gt; post for-loop → append </text:span></text:p>
          <text:list>
            <text:list-item>
              <text:list>
                <text:list-item>
                  <text:p text:style-name="P78">//next:20200709_150122:n</text:p>
                </text:list-item>
              </text:list>
            </text:list-item>
            <text:list-item>
              <text:p text:style-name="P78">T-1.1</text:p>
              <text:list>
                <text:list-item>
                  <text:p text:style-name="P78">CODE : comment out</text:p>
                </text:list-item>
                <text:list-item>
                  <text:p text:style-name="P78">TEST ==&gt; OK</text:p>
                </text:list-item>
              </text:list>
            </text:list-item>
          </text:list>
        </text:list-item>
        <text:list-item>
          <text:p text:style-name="P89">TASK : tasks-30 (sheet)</text:p>
        </text:list-item>
        <text:list-item>
          <text:p text:style-name="P89">TASK-2</text:p>
          <text:list>
            <text:list-item>
              <text:list>
                <text:list-item>
                  <text:p text:style-name="P98">loc in BB ==&gt; 5 prev ones before the starting bar</text:p>
                </text:list-item>
              </text:list>
            </text:list-item>
          </text:list>
        </text:list-item>
        <text:list-item>
          <text:p text:style-name="P98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2567110393127497452" text:style-name="L6">
        <text:list-item>
          <text:p text:style-name="P43">TASK : tasks-30 (sheet)</text:p>
          <text:list>
            <text:list-item>
              <text:p text:style-name="P43">//next:20200710_125950:n</text:p>
            </text:list-item>
            <text:list-item>
              <text:p text:style-name="P43">“j3-3 : Y : 1”</text:p>
            </text:list-item>
            <text:list-item>
              <text:p text:style-name="P43">curently ==&gt; trailing start → then, for-loop breaking</text:p>
            </text:list-item>
          </text:list>
        </text:list-item>
        <text:list-item>
          <text:p text:style-name="P43">TASK-2</text:p>
          <text:list>
            <text:list-item>
              <text:list>
                <text:list-item>
                  <text:p text:style-name="P79">loc in BB ==&gt; 5 prev ones before the starting bar</text:p>
                </text:list-item>
              </text:list>
            </text:list-item>
          </text:list>
        </text:list-item>
        <text:list-item>
          <text:p text:style-name="P79">TASK : SL, TP の設定（$sumOf_Plus, $sumOf_Minus ==&gt; 最大に近くなる値の組み合わせ）　=&gt;　他の期間のデータでも</text:p>
        </text:list-item>
      </text:list>
      <text:p text:style-name="P7"><text:soft-page-break/>[further]</text:p>
      <text:p text:style-name="P11"><text:line-break/><text:span text:style-name="T14">[/ XXX] 20200710_130311</text:span></text:p>
      <text:p text:style-name="P7"/>
      <text:p text:style-name="P8"/>
      <text:p text:style-name="P7"><text:span text:style-name="T13">10.2.2_42</text:span>---------------------------------------------------------------------------</text:p>
      <text:p text:style-name="P14">[43] res free# JVEMV6 44#10.2.2_XX / 44. currency / 10. prog-php / 2. tester / 2. <text:s/>tester_1__V2 / 20200711_143222</text:p>
      <text:p text:style-name="P7"/>
      <text:p text:style-name="P7">[do] <text:span text:style-name="T1">#_ </text:span></text:p>
      <text:list xml:id="list1176008444695367236" text:style-name="L7">
        <text:list-item>
          <text:p text:style-name="P44">REVIEW </text:p>
        </text:list-item>
        <text:list-item>
          <text:p text:style-name="P44"><text:span text:style-name="T1">#_ </text:span>SEG-1</text:p>
          <text:list>
            <text:list-item>
              <text:list>
                <text:list-item>
                  <text:p text:style-name="P44">list-of-pos.(XXX).dat ==&gt; st_idx → some numbers are missing ~~&gt; why?</text:p>
                </text:list-item>
              </text:list>
            </text:list-item>
            <text:list-item>
              <text:p text:style-name="P44">S-1.1 : number ==&gt; '8'</text:p>
              <text:list>
                <text:list-item>
                  <text:p text:style-name="P44">search “position ==&gt; NOT taken”</text:p>
                </text:list-item>
                <text:list-item>
                  <text:p text:style-name="P44">log lines</text:p>
                  <text:list>
                    <text:list-item>
                      <text:p text:style-name="P44">position ==&gt; NOT taken</text:p>
                    </text:list-item>
                    <text:list-item>
                      <text:p text:style-name="P44">detection starts...</text:p>
                    </text:list-item>
                    <text:list-item>
                      <text:p text:style-name="P44">pattern ==&gt; detected : dp_ALL</text:p>
                    </text:list-item>
                    <text:list-item>
                      <text:p text:style-name="P44">(show_Basic_Pos_Data__Build_Lines)</text:p>
                      <text:list>
                        <text:list-item>
                          <text:p text:style-name="P44">$pos-&gt;st_idx<text:tab/>8</text:p>
                        </text:list-item>
                      </text:list>
                    </text:list-item>
                    <text:list-item>
                      <text:p text:style-name="P44">is_TP ==&gt; false</text:p>
                    </text:list-item>
                    <text:list-item>
                      <text:p text:style-name="P44">is_Trailing ==&gt; true</text:p>
                    </text:list-item>
                    <text:list-item>
                      <text:p text:style-name="P44">set ==&gt; val : $statusOf_For_Loop_Execution --&gt; j3-3 : Y : 1</text:p>
                    </text:list-item>
                    <text:list-item>
                      <text:p text:style-name="P44"><text:soft-page-break/>breaking... (coding not yet)</text:p>
                    </text:list-item>
                    <text:list-item>
                      <text:p text:style-name="P44">(for)(step : X : 1) returning...</text:p>
                    </text:list-item>
                    <text:list-item>
                      <text:p text:style-name="P44">[FxTestController.php : 2930] (while)(step : 2 : 2) post for-loop</text:p>
                    </text:list-item>
                    <text:list-item>
                      <text:p text:style-name="P44">for-loop ended with ==&gt; $statusOf_For_Loop_Execution = j3-3 : Y : 1</text:p>
                      <text:list>
                        <text:list-item>
                          <text:p text:style-name="P44">==&gt; post for-loop lines; append $pos → not</text:p>
                        </text:list-item>
                      </text:list>
                    </text:list-item>
                  </text:list>
                </text:list-item>
                <text:list-item>
                  <text:p text:style-name="P44">FOUND</text:p>
                  <text:list>
                    <text:list-item>
                      <text:p text:style-name="P44">number '8' ==&gt; the bar results in trail-starting ==&gt; breaks from the for-loop ==&gt; in the while-loop, $pos is not appended to the $pos list ==&gt; in writing-out, the number '8' does not show up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TASK-1 : tasks-30 (sheet) </text:p>
          <text:list>
            <text:list-item>
              <text:list>
                <text:list-item>
                  <text:p text:style-name="P44">//next:20200710_125950:n (post for-loop)</text:p>
                </text:list-item>
                <text:list-item>
                  <text:p text:style-name="P44">==&gt; </text:p>
                </text:list-item>
                <text:list-item>
                  <text:p text:style-name="P44">“j3-3 : Y : 1” (trailing starts)</text:p>
                </text:list-item>
                <text:list-item>
                  <text:p text:style-name="P44">curently ==&gt; trailing start → then, for-loop breaking</text:p>
                </text:list-item>
              </text:list>
            </text:list-item>
            <text:list-item>
              <text:p text:style-name="P44">T-1.1</text:p>
              <text:list>
                <text:list-item>
                  <text:p text:style-name="P44">CODE</text:p>
                  <text:list>
                    <text:list-item>
                      <text:p text:style-name="P44">follow chart</text:p>
                      <text:list>
                        <text:list-item>
                          <text:p text:style-name="P44">j1 &gt; N &gt; j2 : choice-1 &gt; Y &gt; … &gt; choice-1 : j3-1 &gt; 2 &gt; N &gt; j3-2 (TP?) &gt; 2 &gt; N &gt; j3-3 (trail?) &gt; Y &gt; 1. log &gt; </text:p>
                          <text:list>
                            <text:list-item>
                              <text:p text:style-name="P44">//mark:20200711_145904:m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4">follow chart : j5 (j4 : “not within”) </text:p>
                      <text:list>
                        <text:list-item>
                          <text:p text:style-name="P44">“j1 : Y : 4” ==&gt; judge_Bar_SL_TP_Trail__BUY</text:p>
                          <text:list>
                            <text:list-item>
                              <text:p text:style-name="P44">=&gt; what return vals ?</text:p>
                            </text:list-item>
                            <text:list-item>
                              <text:p text:style-name="P44"><text:soft-page-break/>===&gt; </text:p>
                            </text:list-item>
                          </text:list>
                        </text:list-item>
                        <text:list-item>
                          <text:p text:style-name="P44">j4 &gt; 0 : 1 &gt; N (not within) &gt; </text:p>
                        </text:list-item>
                        <text:list-item>
                          <text:p text:style-name="P44">j5.1 : choice-1(Trail)</text:p>
                        </text:list-item>
                        <text:list-item>
                          <text:p text:style-name="P44">j5.1-2(SL)</text:p>
                        </text:list-item>
                        <text:list-item>
                          <text:p text:style-name="P44">j5.1-3(TP)</text:p>
                          <text:list>
                            <text:list-item>
                              <text:p text:style-name="P44">=&gt; in the log file ?</text:p>
                            </text:list-item>
                            <text:list-item>
                              <text:p text:style-name="P44">==&gt; YES</text:p>
                            </text:list-item>
                          </text:list>
                        </text:list-item>
                        <text:list-item>
                          <text:p text:style-name="P44">j5 : others</text:p>
                        </text:list-item>
                      </text:list>
                    </text:list-item>
                    <text:list-item>
                      <text:p text:style-name="P44">review code : j5.1 : choice-1(Trail)</text:p>
                      <text:list>
                        <text:list-item>
                          <text:p text:style-name="P44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0">TASK-2</text:p>
          <text:list>
            <text:list-item>
              <text:list>
                <text:list-item>
                  <text:p text:style-name="P99">loc in BB ==&gt; 5 prev ones before the starting bar</text:p>
                </text:list-item>
              </text:list>
            </text:list-item>
          </text:list>
        </text:list-item>
        <text:list-item>
          <text:p text:style-name="P99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4256523098275575475" text:style-name="L8">
        <text:list-item>
          <text:p text:style-name="P45">TASK : tasks-30 (sheet) </text:p>
          <text:list>
            <text:list-item>
              <text:list>
                <text:list-item>
                  <text:p text:style-name="P45">//next:20200710_125950:n (post for-loop)</text:p>
                </text:list-item>
                <text:list-item>
                  <text:p text:style-name="P45">==&gt; (in for-loop)<text:tab/>//mark:20200711_145904:m</text:p>
                </text:list-item>
                <text:list-item>
                  <text:p text:style-name="P45">“j3-3 : Y : 1” (trailing starts)</text:p>
                </text:list-item>
                <text:list-item>
                  <text:p text:style-name="P45">curently ==&gt; trailing start → then, for-loop breaking</text:p>
                </text:list-item>
                <text:list-item>
                  <text:p text:style-name="P45">//ref:20200711_151408:r<text:tab/><text:tab/>==&gt; j5.1 : choice-1(Trail)</text:p>
                </text:list-item>
              </text:list>
            </text:list-item>
          </text:list>
        </text:list-item>
        <text:list-item>
          <text:p text:style-name="P45">TASK-2</text:p>
          <text:list>
            <text:list-item>
              <text:list>
                <text:list-item>
                  <text:p text:style-name="P80">loc in BB ==&gt; 5 prev ones before the starting bar</text:p>
                </text:list-item>
              </text:list>
            </text:list-item>
          </text:list>
        </text:list-item>
        <text:list-item>
          <text:p text:style-name="P80">TASK : SL, TP の設定（$sumOf_Plus, $sumOf_Minus ==&gt; 最大に近くなる値の組み合わせ）　=&gt;　他の期間のデータでも</text:p>
        </text:list-item>
      </text:list>
      <text:p text:style-name="P7"><text:soft-page-break/>[further]</text:p>
      <text:p text:style-name="P11"><text:line-break/><text:span text:style-name="T14">[/ XXX] 20200711_151633</text:span></text:p>
      <text:p text:style-name="P7"/>
      <text:p text:style-name="P9"/>
      <text:p text:style-name="P7"><text:span text:style-name="T13">10.2.2_43</text:span>---------------------------------------------------------------------------</text:p>
      <text:p text:style-name="P14">[44] res free# JVEMV6 44#10.2.2_XX / 44. currency / 10. prog-php / 2. tester / 2. <text:s/>tester_1__V2 / 20200712_122920</text:p>
      <text:p text:style-name="P7"/>
      <text:p text:style-name="P7">[do] <text:span text:style-name="T1">#_ </text:span></text:p>
      <text:list xml:id="list8455635089234069538" text:style-name="L9">
        <text:list-item>
          <text:p text:style-name="P46">REVIEW </text:p>
        </text:list-item>
        <text:list-item>
          <text:p text:style-name="P46">TASK : tasks-30 (sheet) </text:p>
          <text:list>
            <text:list-item>
              <text:list>
                <text:list-item>
                  <text:p text:style-name="P46">//next:20200710_125950:n (post for-loop)</text:p>
                </text:list-item>
                <text:list-item>
                  <text:p text:style-name="P46">==&gt; (in for-loop)<text:tab/>//mark:20200711_145904:m</text:p>
                </text:list-item>
                <text:list-item>
                  <text:p text:style-name="P46">“j3-3 : Y : 1” (trailing starts)</text:p>
                </text:list-item>
                <text:list-item>
                  <text:p text:style-name="P46">curently ==&gt; trailing start → then, for-loop breaking</text:p>
                </text:list-item>
                <text:list-item>
                  <text:p text:style-name="P46">//ref:20200711_151408:r<text:tab/><text:tab/>==&gt; j5.1 : choice-1(Trail)</text:p>
                </text:list-item>
              </text:list>
            </text:list-item>
            <text:list-item>
              <text:p text:style-name="P46">T-1.1 </text:p>
              <text:list>
                <text:list-item>
                  <text:p text:style-name="P46">review : “(step : 2 : j2 : choice-1 : j3-3 : N : 1)”</text:p>
                  <text:list>
                    <text:list-item>
                      <text:p text:style-name="P46">=&gt; in log file ?</text:p>
                    </text:list-item>
                    <text:list-item>
                      <text:p text:style-name="P46">==&gt; YES : 32 hits</text:p>
                    </text:list-item>
                  </text:list>
                </text:list-item>
                <text:list-item>
                  <text:p text:style-name="P46">review : “j5.1-1 : Y” (when position taken)</text:p>
                  <text:list>
                    <text:list-item>
                      <text:p text:style-name="P46">=&gt; what is done in this section?</text:p>
                    </text:list-item>
                    <text:list-item>
                      <text:p text:style-name="P46">==&gt; OK</text:p>
                    </text:list-item>
                  </text:list>
                </text:list-item>
                <text:list-item>
                  <text:p text:style-name="P46">CODE</text:p>
                  <text:list>
                    <text:list-item>
                      <text:p text:style-name="P46"><text:soft-page-break/>C/P : “step : 2 : j5.1-1 : Y : 2” </text:p>
                      <text:list>
                        <text:list-item>
                          <text:p text:style-name="P46">//mark:20200711_145904:m</text:p>
                        </text:list-item>
                      </text:list>
                    </text:list-item>
                    <text:list-item>
                      <text:p text:style-name="P46">edit</text:p>
                      <text:list>
                        <text:list-item>
                          <text:p text:style-name="P46">chart : <text:s/>section id</text:p>
                        </text:list-item>
                      </text:list>
                    </text:list-item>
                  </text:list>
                </text:list-item>
                <text:list-item>
                  <text:p text:style-name="P46">TEST</text:p>
                  <text:list>
                    <text:list-item>
                      <text:p text:style-name="P46">=&gt; search “(for)(step : 2 : j2 : choice-1 : j3-3 : Y : 2)”</text:p>
                    </text:list-item>
                    <text:list-item>
                      <text:p text:style-name="P46">===&gt; OK </text:p>
                    </text:list-item>
                  </text:list>
                </text:list-item>
              </text:list>
            </text:list-item>
            <text:list-item>
              <text:p text:style-name="P46">T-1.2 : </text:p>
              <text:list>
                <text:list-item>
                  <text:list>
                    <text:list-item>
                      <text:p text:style-name="P46">//mark:20200712_130059:m</text:p>
                    </text:list-item>
                    <text:list-item>
                      <text:p text:style-name="P46">ref : //code:20200621_121020:c</text:p>
                    </text:list-item>
                  </text:list>
                </text:list-item>
                <text:list-item>
                  <text:p text:style-name="P46">CODE : “$statusOf_For_Loop_Execution__J3bar3_Y3”</text:p>
                </text:list-item>
                <text:list-item>
                  <text:p text:style-name="P46">TEST</text:p>
                  <text:list>
                    <text:list-item>
                      <text:p text:style-name="P46">=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6">TASK-2</text:p>
          <text:list>
            <text:list-item>
              <text:list>
                <text:list-item>
                  <text:p text:style-name="P81">loc in BB ==&gt; 5 prev ones before the starting bar</text:p>
                </text:list-item>
              </text:list>
            </text:list-item>
          </text:list>
        </text:list-item>
        <text:list-item>
          <text:p text:style-name="P81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1012991536928714328" text:style-name="L10">
        <text:list-item>
          <text:p text:style-name="P47">TASK</text:p>
          <text:list>
            <text:list-item>
              <text:p text:style-name="P47">“j3-3 : Y : 4” ==&gt; continue</text:p>
            </text:list-item>
            <text:list-item>
              <text:p text:style-name="P47">//next:20200712_130832:n (for-loop)</text:p>
            </text:list-item>
            <text:list-item>
              <text:p text:style-name="P47">//next:20200710_125950:n (post for-loop)</text:p>
            </text:list-item>
          </text:list>
        </text:list-item>
        <text:list-item>
          <text:p text:style-name="P47">TASK-2</text:p>
          <text:list>
            <text:list-item>
              <text:list>
                <text:list-item>
                  <text:p text:style-name="P82">loc in BB ==&gt; 5 prev ones before the starting bar</text:p>
                </text:list-item>
              </text:list>
            </text:list-item>
          </text:list>
        </text:list-item>
        <text:list-item>
          <text:p text:style-name="P82">TASK : SL, TP の設定（$sumOf_Plus, $sumOf_Minus ==&gt; 最<text:soft-page-break/>大に近くなる値の組み合わせ）　=&gt;　他の期間のデータでも</text:p>
        </text:list-item>
      </text:list>
      <text:p text:style-name="P7">[further]</text:p>
      <text:p text:style-name="P7"><text:line-break/><text:span text:style-name="T14">[/ XXX] 20200712_130924</text:span></text:p>
      <text:p text:style-name="P7"/>
      <text:p text:style-name="P9"/>
      <text:p text:style-name="P7"><text:span text:style-name="T13">10.2.2_44</text:span>---------------------------------------------------------------------------</text:p>
      <text:p text:style-name="P14">[45] res free# JVEMV6 44#10.2.2_XX / 44. currency / 10. prog-php / 2. tester / 2. <text:s/>tester_1__V2 / XXX</text:p>
      <text:p text:style-name="P7"/>
      <text:p text:style-name="P7">[do] <text:span text:style-name="T1">#_ </text:span></text:p>
      <text:list xml:id="list7963193441436045498" text:style-name="L11">
        <text:list-item>
          <text:p text:style-name="P48">REVIEW </text:p>
        </text:list-item>
        <text:list-item>
          <text:p text:style-name="P48"><text:span text:style-name="T1">#_ </text:span>TASK-1</text:p>
          <text:list>
            <text:list-item>
              <text:list>
                <text:list-item>
                  <text:p text:style-name="P48">“j3-3 : Y : 4” ==&gt; continue</text:p>
                  <text:list>
                    <text:list-item>
                      <text:p text:style-name="P48">//ref:20200713_134506:r</text:p>
                    </text:list-item>
                  </text:list>
                </text:list-item>
                <text:list-item>
                  <text:p text:style-name="P48">//next:20200712_130832:n (for-loop)</text:p>
                </text:list-item>
                <text:list-item>
                  <text:p text:style-name="P48">//next:20200710_125950:n (post for-loop)</text:p>
                </text:list-item>
              </text:list>
            </text:list-item>
            <text:list-item>
              <text:p text:style-name="P48">T-1.1</text:p>
              <text:list>
                <text:list-item>
                  <text:p text:style-name="P48">CODE </text:p>
                </text:list-item>
                <text:list-item>
                  <text:p text:style-name="P48">TEST</text:p>
                  <text:list>
                    <text:list-item>
                      <text:p text:style-name="P48">=&gt; search “(for)(step : 2 : j2 : choice-1 : j3-3 : Y : 4)”</text:p>
                    </text:list-item>
                    <text:list-item>
                      <text:p text:style-name="P48">===&gt; OK</text:p>
                    </text:list-item>
                    <text:list-item>
                      <text:p text:style-name="P48">=&gt; s: “statusOf_For_Loop_Execution =&gt; ”</text:p>
                      <text:list>
                        <text:list-item>
                          <text:p text:style-name="P48">===&gt; total : 41 / “j5.1-3(TP)” : 35 / “j3-1 : 2 : Y : 1” : 6 (==&gt; SL)</text:p>
                        </text:list-item>
                        <text:list-item>
                          <text:p text:style-name="P48"><text:soft-page-break/>=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8">TASK-2 : dummy setting ==&gt; “TP” → restore</text:p>
          <text:list>
            <text:list-item>
              <text:list>
                <text:list-item>
                  <text:p text:style-name="P48">//debug:20200707_162540:d</text:p>
                </text:list-item>
              </text:list>
            </text:list-item>
            <text:list-item>
              <text:p text:style-name="P48">T-2.1</text:p>
              <text:list>
                <text:list-item>
                  <text:p text:style-name="P48"><text:span text:style-name="T1">#_ </text:span>CODE</text:p>
                  <text:list>
                    <text:list-item>
                      <text:p text:style-name="P48">comment out</text:p>
                    </text:list-item>
                  </text:list>
                </text:list-item>
                <text:list-item>
                  <text:p text:style-name="P48">TEST </text:p>
                  <text:list>
                    <text:list-item>
                      <text:p text:style-name="P48">===&gt; OK</text:p>
                    </text:list-item>
                    <text:list-item>
                      <text:p text:style-name="P48">ISSUE ==&gt; first loop in for-loop → SL bars ~~&gt; not appended to list of $pos (==&gt; enlist to tasks list : 33)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2577835238664332744" text:style-name="L12">
        <text:list-item>
          <text:p text:style-name="P49">TASK : TASKS-33</text:p>
          <text:list>
            <text:list-item>
              <text:p text:style-name="P49">ISSUE ==&gt; first loop in for-loop → SL bars ~~&gt; not appended to list of $pos</text:p>
            </text:list-item>
            <text:list-item>
              <text:p text:style-name="P49">//next:20200710_125950:n</text:p>
            </text:list-item>
          </text:list>
        </text:list-item>
      </text:list>
      <text:p text:style-name="P7">[further]</text:p>
      <text:p text:style-name="P7"><text:line-break/><text:span text:style-name="T14">[/ XXX] 20200713_140750</text:span></text:p>
      <text:p text:style-name="P7"/>
      <text:p text:style-name="P9"/>
      <text:p text:style-name="P7"><text:span text:style-name="T13">10.2.2_45</text:span>---------------------------------------------------------------------------</text:p>
      <text:p text:style-name="P14">[46] res free# JVEMV6 44#10.2.2_XX / 44. currency / 10. prog-php / 2. tester / 2. <text:s/>tester_1__V2 / XXX</text:p>
      <text:p text:style-name="P7"/>
      <text:p text:style-name="P7"><text:soft-page-break/>[do] <text:span text:style-name="T1">#_ </text:span></text:p>
      <text:list xml:id="list1873415517540636601" text:style-name="L13">
        <text:list-item>
          <text:p text:style-name="P50">REVIEW </text:p>
        </text:list-item>
        <text:list-item>
          <text:p text:style-name="P50">TASK : TASKS-33</text:p>
          <text:list>
            <text:list-item>
              <text:list>
                <text:list-item>
                  <text:p text:style-name="P50">ISSUE ==&gt; first loop in for-loop → SL bars ~~&gt; not appended to list of $pos</text:p>
                </text:list-item>
                <text:list-item>
                  <text:p text:style-name="P50">//next:20200710_125950:n</text:p>
                </text:list-item>
              </text:list>
            </text:list-item>
            <text:list-item>
              <text:p text:style-name="P50"><text:span text:style-name="T1">#_ </text:span>T-1.1</text:p>
              <text:list>
                <text:list-item>
                  <text:p text:style-name="P50"><text:span text:style-name="T1">#_ </text:span>figure-out : “j3-3” ==&gt; <text:span text:style-name="T11">どんな string が set されるか？</text:span></text:p>
                  <text:list>
                    <text:list-item>
                      <text:p text:style-name="P83">==&gt; //next:20200610_122943:n</text:p>
                    </text:list-item>
                    <text:list-item>
                      <text:p text:style-name="P83">CONS::$statusOf_For_Loop_Execution__J3bar1_Y1</text:p>
                    </text:list-item>
                  </text:list>
                </text:list-item>
                <text:list-item>
                  <text:p text:style-name="P50">CODE</text:p>
                </text:list-item>
                <text:list-item>
                  <text:p text:style-name="P50">TEST</text:p>
                  <text:list>
                    <text:list-item>
                      <text:p text:style-name="P50">===&gt; OK</text:p>
                    </text:list-item>
                  </text:list>
                </text:list-item>
              </text:list>
            </text:list-item>
            <text:list-item>
              <text:p text:style-name="P50">T-1.2 : while-loop ops</text:p>
              <text:list>
                <text:list-item>
                  <text:p text:style-name="P50"><text:span text:style-name="T1">#_ </text:span>CODE : //code:20200714_155353:</text:p>
                  <text:list>
                    <text:list-item>
                      <text:p text:style-name="P50">==&gt; $pos → set exit status</text:p>
                    </text:list-item>
                  </text:list>
                </text:list-item>
                <text:list-item>
                  <text:p text:style-name="P50"><text:span text:style-name="T1">#_ </text:span>CODE : new if-branch</text:p>
                  <text:list>
                    <text:list-item>
                      <text:p text:style-name="P50">//code:20200714_155841:c</text:p>
                    </text:list-item>
                  </text:list>
                </text:list-item>
                <text:list-item>
                  <text:p text:style-name="P50">TEST </text:p>
                  <text:list>
                    <text:list-item>
                      <text:p text:style-name="P50">===&gt; OK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3632078552267301503" text:style-name="L14">
        <text:list-item>
          <text:p text:style-name="P51">TASK : TASKS-34</text:p>
          <text:list>
            <text:list-item>
              <text:p text:style-name="P51">“list-of-pos.dat” file ==&gt; new column</text:p>
            </text:list-item>
            <text:list-item>
              <text:p text:style-name="P51"><text:s/>==&gt; according to SL,TP → show gain/loss</text:p>
            </text:list-item>
            <text:list-item>
              <text:p text:style-name="P51">//_20200701_154609:caller (func)</text:p>
            </text:list-item>
            <text:list-item>
              <text:p text:style-name="P51"><text:soft-page-break/>//code:20200708_151919:c (caller)</text:p>
            </text:list-item>
          </text:list>
        </text:list-item>
      </text:list>
      <text:p text:style-name="P7">[further]</text:p>
      <text:p text:style-name="P7"><text:line-break/><text:span text:style-name="T14">[/ XXX] 20200714_160524</text:span></text:p>
      <text:p text:style-name="P7"/>
      <text:p text:style-name="P9"/>
      <text:p text:style-name="P7"><text:span text:style-name="T13">10.2.2_45</text:span>---------------------------------------------------------------------------</text:p>
      <text:p text:style-name="P14">[46] res free# JVEMV6 44#10.2.2_XX / 44. currency / 10. prog-php / 2. tester / 2. <text:s/>tester_1__V2 / 20200715_155246</text:p>
      <text:p text:style-name="P7"/>
      <text:p text:style-name="P7">[do] <text:span text:style-name="T1">#_ </text:span></text:p>
      <text:list xml:id="list8837337897601002179" text:style-name="L15">
        <text:list-item>
          <text:p text:style-name="P52">REVIEW </text:p>
        </text:list-item>
        <text:list-item>
          <text:p text:style-name="P52">SEG-1</text:p>
          <text:list>
            <text:list-item>
              <text:list>
                <text:list-item>
                  <text:p text:style-name="P52">“SL” ==&gt; when 1<text:span text:style-name="T17">st</text:span> bar → “SL.1”</text:p>
                </text:list-item>
              </text:list>
            </text:list-item>
            <text:list-item>
              <text:p text:style-name="P52">S-1.1</text:p>
              <text:list>
                <text:list-item>
                  <text:p text:style-name="P52">CODE </text:p>
                  <text:list>
                    <text:list-item>
                      <text:p text:style-name="P52">//code:20200715_155538:c</text:p>
                    </text:list-item>
                    <text:list-item>
                      <text:p text:style-name="P52">new cons ==&gt; CONS::$strOf_Exit_Status_Pos__SL_1st_Bar</text:p>
                    </text:list-item>
                  </text:list>
                </text:list-item>
                <text:list-item>
                  <text:p text:style-name="P52">TEST</text:p>
                  <text:list>
                    <text:list-item>
                      <text:p text:style-name="P52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2">SEG-2</text:p>
          <text:list>
            <text:list-item>
              <text:list>
                <text:list-item>
                  <text:p text:style-name="P52">TASKS-35</text:p>
                  <text:list>
                    <text:list-item>
                      <text:p text:style-name="P52">“step : 2 : j2 : choice-1 : j3-2 : 1”</text:p>
                    </text:list-item>
                    <text:list-item>
                      <text:p text:style-name="P52"><text:s/>==&gt; 1st bar, TP</text:p>
                    </text:list-item>
                  </text:list>
                </text:list-item>
                <text:list-item>
                  <text:p text:style-name="P52"><text:soft-page-break/>//mark:20200715_160308:m</text:p>
                </text:list-item>
                <text:list-item>
                  <text:p text:style-name="P52">ref ==&gt; //ref:20200715_160558:r</text:p>
                </text:list-item>
              </text:list>
            </text:list-item>
            <text:list-item>
              <text:p text:style-name="P52">S-2.1</text:p>
              <text:list>
                <text:list-item>
                  <text:p text:style-name="P52"><text:span text:style-name="T1">#_ </text:span>CODE : “set ==&gt; status”</text:p>
                  <text:list>
                    <text:list-item>
                      <text:p text:style-name="P52">//code:20200613_145831:c</text:p>
                    </text:list-item>
                  </text:list>
                </text:list-item>
                <text:list-item>
                  <text:p text:style-name="P52"><text:span text:style-name="T1">#_ </text:span>CODE : set ==&gt; $pos status</text:p>
                  <text:list>
                    <text:list-item>
                      <text:p text:style-name="P52">//code:20200715_161215:c</text:p>
                    </text:list-item>
                  </text:list>
                </text:list-item>
                <text:list-item>
                  <text:p text:style-name="P52"><text:span text:style-name="T1">#_ </text:span>CODE : set ==&gt; if-choice ~~&gt; dummy</text:p>
                  <text:list>
                    <text:list-item>
                      <text:p text:style-name="P52">//test:dummy:20200715_161548</text:p>
                    </text:list-item>
                  </text:list>
                </text:list-item>
                <text:list-item>
                  <text:p text:style-name="P52">TEST </text:p>
                  <text:list>
                    <text:list-item>
                      <text:p text:style-name="P52">==&gt; OK</text:p>
                    </text:list-item>
                  </text:list>
                </text:list-item>
              </text:list>
            </text:list-item>
            <text:list-item>
              <text:p text:style-name="P91">S-2.2</text:p>
              <text:list>
                <text:list-item>
                  <text:list>
                    <text:list-item>
                      <text:p text:style-name="P91">post for-loop ==&gt; append</text:p>
                    </text:list-item>
                  </text:list>
                </text:list-item>
                <text:list-item>
                  <text:p text:style-name="P91">CODE</text:p>
                  <text:list>
                    <text:list-item>
                      <text:p text:style-name="P91"/>
                    </text:list-item>
                  </text:list>
                </text:list-item>
              </text:list>
            </text:list-item>
          </text:list>
        </text:list-item>
        <text:list-item>
          <text:p text:style-name="P91">TASK : TASKS-34</text:p>
          <text:list>
            <text:list-item>
              <text:p text:style-name="P91">“list-of-pos.dat” file ==&gt; new column</text:p>
            </text:list-item>
            <text:list-item>
              <text:p text:style-name="P91"><text:s/>==&gt; according to SL,TP → show gain/loss</text:p>
            </text:list-item>
            <text:list-item>
              <text:p text:style-name="P91">//_20200701_154609:caller (func)</text:p>
            </text:list-item>
            <text:list-item>
              <text:p text:style-name="P91">//code:20200708_151919:c (caller)</text:p>
            </text:list-item>
          </text:list>
        </text:list-item>
      </text:list>
      <text:p text:style-name="P7"/>
      <text:p text:style-name="P7">[next]</text:p>
      <text:list xml:id="list9147701354696514920" text:style-name="L16">
        <text:list-item>
          <text:p text:style-name="P53">TASK : this ==&gt; SEG-2 : S-2.2</text:p>
          <text:list>
            <text:list-item>
              <text:p text:style-name="P53">//next:20200715_162421:n</text:p>
              <text:list>
                <text:list-item>
                  <text:list>
                    <text:list-item>
                      <text:p text:style-name="P53">post for-loop ==&gt; append (TP.1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3">TASK : TASKS-34</text:p>
          <text:list>
            <text:list-item>
              <text:p text:style-name="P53"><text:soft-page-break/>“list-of-pos.dat” file ==&gt; new column</text:p>
            </text:list-item>
            <text:list-item>
              <text:p text:style-name="P53"><text:s/>==&gt; according to SL,TP → show gain/loss</text:p>
            </text:list-item>
            <text:list-item>
              <text:p text:style-name="P53">//_20200701_154609:caller (func)</text:p>
            </text:list-item>
            <text:list-item>
              <text:p text:style-name="P53">//code:20200708_151919:c (caller)</text:p>
            </text:list-item>
          </text:list>
        </text:list-item>
      </text:list>
      <text:p text:style-name="P7">[further]</text:p>
      <text:p text:style-name="P7"><text:line-break/><text:span text:style-name="T14">[/ XXX] 20200715_162534</text:span></text:p>
      <text:p text:style-name="P7"/>
      <text:p text:style-name="P9"/>
      <text:p text:style-name="P7"><text:span text:style-name="T13">10.2.2_46</text:span>---------------------------------------------------------------------------</text:p>
      <text:p text:style-name="P14">[47] res free# JVEMV6 44#10.2.2_XX / 44. currency / 10. prog-php / 2. tester / 2. <text:s/>tester_1__V2 / 20200718_130531</text:p>
      <text:p text:style-name="P7"/>
      <text:p text:style-name="P7">[do] <text:span text:style-name="T1">#_ </text:span></text:p>
      <text:list xml:id="list8464723150228368721" text:style-name="L17">
        <text:list-item>
          <text:p text:style-name="P54">REVIEW </text:p>
        </text:list-item>
        <text:list-item>
          <text:p text:style-name="P54"><text:span text:style-name="T1">#_ </text:span>TASK-1 : this ==&gt; SEG-2 : S-2.2</text:p>
          <text:list>
            <text:list-item>
              <text:list>
                <text:list-item>
                  <text:p text:style-name="P54">//next:20200715_162421:n</text:p>
                  <text:list>
                    <text:list-item>
                      <text:p text:style-name="P54">post for-loop ==&gt; append (TP.1)</text:p>
                    </text:list-item>
                  </text:list>
                </text:list-item>
              </text:list>
            </text:list-item>
            <text:list-item>
              <text:p text:style-name="P54">T-1.1</text:p>
              <text:list>
                <text:list-item>
                  <text:p text:style-name="P54">CODE</text:p>
                  <text:list>
                    <text:list-item>
                      <text:p text:style-name="P54">new cons</text:p>
                    </text:list-item>
                    <text:list-item>
                      <text:p text:style-name="P54">DUP : if-choice → “$statusOf_For_Loop_Execution__J3bar1_Y2”</text:p>
                    </text:list-item>
                    <text:list-item>
                      <text:p text:style-name="P54">step label ==&gt; replace</text:p>
                    </text:list-item>
                    <text:list-item>
                      <text:p text:style-name="P54">change ==&gt; message string : <text:soft-page-break/>//code:20200718_131156:c</text:p>
                    </text:list-item>
                  </text:list>
                </text:list-item>
                <text:list-item>
                  <text:p text:style-name="P54">TEST</text:p>
                  <text:list>
                    <text:list-item>
                      <text:p text:style-name="P54">==&gt; “no<text:tab/>st_idx” → “41<text:tab/>40”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4"><text:span text:style-name="T1">#_ </text:span>SEG-1 : roll back → “TP.1” setting</text:p>
          <text:list>
            <text:list-item>
              <text:p text:style-name="P54">S-1.1</text:p>
              <text:list>
                <text:list-item>
                  <text:p text:style-name="P54"><text:span text:style-name="T1">#_ </text:span>CODE : //test:dummy:20200715_161548</text:p>
                </text:list-item>
                <text:list-item>
                  <text:p text:style-name="P54">TEST </text:p>
                  <text:list>
                    <text:list-item>
                      <text:p text:style-name="P54">==&gt; OK</text:p>
                      <text:list>
                        <text:list-item>
                          <text:p text:style-name="P54">“no<text:tab/>st_idx” → “41<text:tab/>40”</text:p>
                        </text:list-item>
                        <text:list-item>
                          <text:p text:style-name="P54">“TP.1” → n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4">TASK-2 : TASKS-34 </text:p>
          <text:list>
            <text:list-item>
              <text:list>
                <text:list-item>
                  <text:p text:style-name="P54">“list-of-pos.dat” file ==&gt; new column</text:p>
                </text:list-item>
                <text:list-item>
                  <text:p text:style-name="P54"><text:s/>==&gt; according to SL,TP → show gain/loss</text:p>
                </text:list-item>
                <text:list-item>
                  <text:p text:style-name="P54">//_20200701_154609:caller (func)</text:p>
                </text:list-item>
                <text:list-item>
                  <text:p text:style-name="P54">//code:20200708_151919:c (caller)</text:p>
                </text:list-item>
              </text:list>
            </text:list-item>
            <text:list-item>
              <text:p text:style-name="P54">T-2.1 : add column → “gain/loss”</text:p>
              <text:list>
                <text:list-item>
                  <text:p text:style-name="P54"><text:span text:style-name="T1">#_ </text:span>CODE : “step : 3 : 2 : 2 : 5” → column</text:p>
                  <text:list>
                    <text:list-item>
                      <text:p text:style-name="P54">//code: 20200718_132830:c</text:p>
                    </text:list-item>
                  </text:list>
                </text:list-item>
                <text:list-item>
                  <text:p text:style-name="P54"><text:span text:style-name="T1">#_ </text:span>CODE : data</text:p>
                  <text:list>
                    <text:list-item>
                      <text:p text:style-name="P54">//code:20200718_133041:c</text:p>
                    </text:list-item>
                  </text:list>
                </text:list-item>
                <text:list-item>
                  <text:p text:style-name="P54">TEST </text:p>
                  <text:list>
                    <text:list-item>
                      <text:p text:style-name="P5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681530010532123637" text:style-name="L18">
        <text:list-item>
          <text:p text:style-name="P55">TASK : TASKS-34 → with “TP”</text:p>
          <text:list>
            <text:list-item>
              <text:p text:style-name="P55">//next:20200718_134240:n</text:p>
            </text:list-item>
          </text:list>
        </text:list-item>
      </text:list>
      <text:p text:style-name="P7">[further]</text:p>
      <text:p text:style-name="P7"><text:soft-page-break/><text:line-break/><text:span text:style-name="T14">[/ XXX] 20200718_134253</text:span></text:p>
      <text:p text:style-name="P7"/>
      <text:p text:style-name="P9"/>
      <text:p text:style-name="P7"><text:span text:style-name="T13">10.2.2_47</text:span>---------------------------------------------------------------------------</text:p>
      <text:p text:style-name="P14">[48] res free# JVEMV6 44#10.2.2_XX / 44. currency / 10. prog-php / 2. tester / 2. <text:s/>tester_1__V2 / 20200719_113635</text:p>
      <text:p text:style-name="P7"/>
      <text:p text:style-name="P7">[do] <text:span text:style-name="T1">#_ </text:span></text:p>
      <text:list xml:id="list2753075217073247003" text:style-name="L19">
        <text:list-item>
          <text:p text:style-name="P56">REVIEW </text:p>
        </text:list-item>
        <text:list-item>
          <text:p text:style-name="P56"><text:span text:style-name="T1">#_ </text:span>SEG-1 : calc “SL – st_pr”</text:p>
          <text:list>
            <text:list-item>
              <text:list>
                <text:list-item>
                  <text:p text:style-name="P56">also with “SL.1”</text:p>
                </text:list-item>
              </text:list>
            </text:list-item>
            <text:list-item>
              <text:p text:style-name="P56">S-1.1</text:p>
              <text:list>
                <text:list-item>
                  <text:p text:style-name="P56">CODE : //code:20200719_114227:c</text:p>
                </text:list-item>
                <text:list-item>
                  <text:p text:style-name="P56">TEST </text:p>
                  <text:list>
                    <text:list-item>
                      <text:p text:style-name="P56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6"><text:span text:style-name="T1">#_ </text:span>TASK : TASKS-34 → with “TP”</text:p>
          <text:list>
            <text:list-item>
              <text:list>
                <text:list-item>
                  <text:p text:style-name="P56">//next:20200718_134240:n</text:p>
                </text:list-item>
              </text:list>
            </text:list-item>
            <text:list-item>
              <text:p text:style-name="P56">T-1.1 </text:p>
              <text:list>
                <text:list-item>
                  <text:p text:style-name="P56">CODE : //next:20200718_134240:n</text:p>
                </text:list-item>
                <text:list-item>
                  <text:p text:style-name="P56">TEST</text:p>
                  <text:list>
                    <text:list-item>
                      <text:p text:style-name="P56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6">SEG-2</text:p>
          <text:list>
            <text:list-item>
              <text:list>
                <text:list-item>
                  <text:p text:style-name="P56">“ext_pr” ==&gt; set val in for-loop</text:p>
                </text:list-item>
                <text:list-item>
                  <text:p text:style-name="P56">SL / SL.1 / TP / TP.1</text:p>
                </text:list-item>
              </text:list>
            </text:list-item>
            <text:list-item>
              <text:p text:style-name="P56"><text:soft-page-break/>S-2.1 : in “list-of-pos.(XXX).dat” ==&gt; add column</text:p>
              <text:list>
                <text:list-item>
                  <text:p text:style-name="P56"><text:span text:style-name="T1">#_ </text:span>CODE : column </text:p>
                  <text:list>
                    <text:list-item>
                      <text:p text:style-name="P56">//code:20200719_120044:c</text:p>
                    </text:list-item>
                  </text:list>
                </text:list-item>
                <text:list-item>
                  <text:p text:style-name="P56"><text:span text:style-name="T1">#_ </text:span>CODE : data</text:p>
                </text:list-item>
                <text:list-item>
                  <text:p text:style-name="P56">TEST</text:p>
                  <text:list>
                    <text:list-item>
                      <text:p text:style-name="P56">==&gt; OK</text:p>
                    </text:list-item>
                  </text:list>
                </text:list-item>
              </text:list>
            </text:list-item>
            <text:list-item>
              <text:p text:style-name="P56">S-2.2 : SL</text:p>
              <text:list>
                <text:list-item>
                  <text:p text:style-name="P56"><text:span text:style-name="T1">#_ </text:span>CODE : //code:20200719_120552:c</text:p>
                </text:list-item>
                <text:list-item>
                  <text:p text:style-name="P56">TEST </text:p>
                  <text:list>
                    <text:list-item>
                      <text:p text:style-name="P56">==&gt; OK</text:p>
                    </text:list-item>
                  </text:list>
                </text:list-item>
              </text:list>
            </text:list-item>
            <text:list-item>
              <text:p text:style-name="P56"><text:span text:style-name="T1">#_ </text:span>S-2.3 : SL.1 </text:p>
              <text:list>
                <text:list-item>
                  <text:p text:style-name="P56"><text:span text:style-name="T1">#_ </text:span>CODE : //code:20200719_121553:c (for-loop)</text:p>
                </text:list-item>
                <text:list-item>
                  <text:p text:style-name="P56">TEST ==&gt; OK</text:p>
                </text:list-item>
              </text:list>
            </text:list-item>
            <text:list-item>
              <text:p text:style-name="P100">S-2.4 : TP</text:p>
              <text:list>
                <text:list-item>
                  <text:p text:style-name="P100">CODE</text:p>
                </text:list-item>
                <text:list-item>
                  <text:p text:style-name="P100">TEST ==&gt; </text:p>
                </text:list-item>
              </text:list>
            </text:list-item>
            <text:list-item>
              <text:p text:style-name="P100">S-2.5 : TP.1</text:p>
              <text:list>
                <text:list-item>
                  <text:p text:style-name="P100">CODE</text:p>
                </text:list-item>
                <text:list-item>
                  <text:p text:style-name="P100">TEST ==&gt; </text:p>
                </text:list-item>
              </text:list>
            </text:list-item>
          </text:list>
        </text:list-item>
      </text:list>
      <text:p text:style-name="P7"/>
      <text:p text:style-name="P7">[next]</text:p>
      <text:list xml:id="list5806757786673807963" text:style-name="L20">
        <text:list-item>
          <text:p text:style-name="P57">SEG</text:p>
          <text:list>
            <text:list-item>
              <text:list>
                <text:list-item>
                  <text:p text:style-name="P57">“ext_pr” ==&gt; set val in for-loop</text:p>
                </text:list-item>
              </text:list>
            </text:list-item>
            <text:list-item>
              <text:p text:style-name="P57">S-2.4 : TP</text:p>
              <text:list>
                <text:list-item>
                  <text:p text:style-name="P57">CODE : //next:20200719_123242:n</text:p>
                </text:list-item>
                <text:list-item>
                  <text:p text:style-name="P57">TEST ==&gt; </text:p>
                </text:list-item>
              </text:list>
            </text:list-item>
            <text:list-item>
              <text:p text:style-name="P57"><text:soft-page-break/>S-2.5 : TP.1</text:p>
              <text:list>
                <text:list-item>
                  <text:p text:style-name="P57">CODE</text:p>
                </text:list-item>
                <text:list-item>
                  <text:p text:style-name="P57">TEST ==&gt; </text:p>
                </text:list-item>
              </text:list>
            </text:list-item>
          </text:list>
        </text:list-item>
        <text:list-item>
          <text:p text:style-name="P57">TASK : TASKS-37</text:p>
        </text:list-item>
      </text:list>
      <text:p text:style-name="P7">[further]</text:p>
      <text:p text:style-name="P7"><text:line-break/><text:span text:style-name="T14">[/ XXX] 20200719_123034</text:span></text:p>
      <text:p text:style-name="P7"/>
      <text:p text:style-name="P9"/>
      <text:p text:style-name="P7"><text:span text:style-name="T13">10.2.2_48</text:span>---------------------------------------------------------------------------</text:p>
      <text:p text:style-name="P14">[49] res free# JVEMV6 44#10.2.2_XX / 44. currency / 10. prog-php / 2. tester / 2. <text:s/>tester_1__V2 / 20200720_112247</text:p>
      <text:p text:style-name="P7"/>
      <text:p text:style-name="P7">[do] <text:span text:style-name="T1">#_ </text:span></text:p>
      <text:list xml:id="list6644613227438658175" text:style-name="L21">
        <text:list-item>
          <text:p text:style-name="P58">REVIEW </text:p>
        </text:list-item>
        <text:list-item>
          <text:p text:style-name="P58">SEG</text:p>
          <text:list>
            <text:list-item>
              <text:list>
                <text:list-item>
                  <text:p text:style-name="P58">“ext_pr” ==&gt; set val in for-loop</text:p>
                </text:list-item>
              </text:list>
            </text:list-item>
            <text:list-item>
              <text:p text:style-name="P58"><text:span text:style-name="T1">#_ </text:span>S-2.4 : TP</text:p>
              <text:list>
                <text:list-item>
                  <text:p text:style-name="P58"><text:span text:style-name="T1">#_ </text:span>CODE : //next:20200719_123242:n</text:p>
                  <text:list>
                    <text:list-item>
                      <text:p text:style-name="P58">ref : //code:20200719_120552:c</text:p>
                    </text:list-item>
                  </text:list>
                </text:list-item>
                <text:list-item>
                  <text:p text:style-name="P58">TEST ==&gt; OK </text:p>
                </text:list-item>
              </text:list>
            </text:list-item>
            <text:list-item>
              <text:p text:style-name="P58">S-2.5 : TP.1 </text:p>
              <text:list>
                <text:list-item>
                  <text:p text:style-name="P58"><text:span text:style-name="T1">#_ </text:span>CODE : //test:dummy:20200715_161548</text:p>
                </text:list-item>
                <text:list-item>
                  <text:p text:style-name="P58"><text:span text:style-name="T1">#_ </text:span>TEST ==&gt; OK</text:p>
                </text:list-item>
                <text:list-item>
                  <text:p text:style-name="P58"><text:span text:style-name="T1">#_ </text:span>CODE : //code:20200720_113108:c </text:p>
                  <text:list>
                    <text:list-item>
                      <text:p text:style-name="P58"><text:soft-page-break/>C/P ==&gt; ref : //next:20200719_123242:n</text:p>
                    </text:list-item>
                  </text:list>
                </text:list-item>
                <text:list-item>
                  <text:p text:style-name="P58">TEST ==&gt; OK </text:p>
                </text:list-item>
                <text:list-item>
                  <text:p text:style-name="P58">CODE : “dummy” ==&gt; roll back</text:p>
                  <text:list>
                    <text:list-item>
                      <text:p text:style-name="P58">“dummy” ==&gt; c/o</text:p>
                    </text:list-item>
                    <text:list-item>
                      <text:p text:style-name="P58">if-condition ==&gt; c/i</text:p>
                    </text:list-item>
                  </text:list>
                </text:list-item>
                <text:list-item>
                  <text:p text:style-name="P58">TEST ==&gt; OK</text:p>
                </text:list-item>
              </text:list>
            </text:list-item>
          </text:list>
        </text:list-item>
        <text:list-item>
          <text:p text:style-name="P58"><text:span text:style-name="T1">#_ </text:span>SEG-2</text:p>
          <text:list>
            <text:list-item>
              <text:list>
                <text:list-item>
                  <text:p text:style-name="P58">“gain/loss” ==&gt; calc → use $pos-&gt;ext price</text:p>
                </text:list-item>
              </text:list>
            </text:list-item>
            <text:list-item>
              <text:p text:style-name="P58"><text:span text:style-name="T1">#_ </text:span>S-2.1 </text:p>
              <text:list>
                <text:list-item>
                  <text:p text:style-name="P58"><text:span text:style-name="T1">#_ </text:span>CODE : //code:20200720_114122:c</text:p>
                </text:list-item>
                <text:list-item>
                  <text:p text:style-name="P58"><text:span text:style-name="T1">#_ </text:span>TEST ==&gt; compare : list-of-pos.(20200720_113617_870315).dat ---&gt; list-of-pos.(20200720_114153_270911).dat </text:p>
                  <text:list>
                    <text:list-item>
                      <text:p text:style-name="P58">==&gt; log_JVE_44_10_2.2.[session-34~].ods / sheet : 3</text:p>
                    </text:list-item>
                    <text:list-item>
                      <text:p text:style-name="P58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8">SEG-3</text:p>
          <text:list>
            <text:list-item>
              <text:list>
                <text:list-item>
                  <text:p text:style-name="P58">“pos.ext_pr” ==&gt; new column → “BB.loc”</text:p>
                </text:list-item>
              </text:list>
            </text:list-item>
            <text:list-item>
              <text:p text:style-name="P58">S-3.1 </text:p>
              <text:list>
                <text:list-item>
                  <text:p text:style-name="P58">CODE : header</text:p>
                  <text:list>
                    <text:list-item>
                      <text:p text:style-name="P58">//next:20200701_163805:n</text:p>
                    </text:list-item>
                  </text:list>
                </text:list-item>
                <text:list-item>
                  <text:p text:style-name="P58">CODE : data</text:p>
                  <text:list>
                    <text:list-item>
                      <text:p text:style-name="P58">//code:20200720_115512:c</text:p>
                    </text:list-item>
                  </text:list>
                </text:list-item>
                <text:list-item>
                  <text:p text:style-name="P58">TEST </text:p>
                  <text:list>
                    <text:list-item>
                      <text:p text:style-name="P58">==&gt; list-of-pos.(20200720_120011_947200).dat</text:p>
                    </text:list-item>
                    <text:list-item>
                      <text:p text:style-name="P58">validate</text:p>
                      <text:list>
                        <text:list-item>
                          <text:p text:style-name="P58">“2020.05.13 00:10”<text:tab/>Z5<text:tab/>==&gt; OK</text:p>
                          <text:list>
                            <text:list-item>
                              <text:p text:style-name="P58"><text:soft-page-break/>2020.05.13 00:45<text:tab/>TP<text:tab/>69.382<text:tab/>Z3<text:tab/>==&gt; OK</text:p>
                            </text:list-item>
                          </text:list>
                        </text:list-item>
                        <text:list-item>
                          <text:p text:style-name="P58">69.394<text:tab/>Z3<text:tab/>2020.05.13 02:35 ==&gt; OK</text:p>
                          <text:list>
                            <text:list-item>
                              <text:p text:style-name="P58">2020.05.13 02:35<text:tab/>SL.1<text:tab/>69.344<text:tab/>Z5<text:tab/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2">SEG-4</text:p>
          <text:list>
            <text:list-item>
              <text:list>
                <text:list-item>
                  <text:p text:style-name="P92">obs-1 : graph gen, sort by → gain/loss ~ start-BB.loc</text:p>
                </text:list-item>
              </text:list>
            </text:list-item>
          </text:list>
        </text:list-item>
        <text:list-item>
          <text:p text:style-name="P92">SEG-5</text:p>
          <text:list>
            <text:list-item>
              <text:list>
                <text:list-item>
                  <text:p text:style-name="P92">obs-1 : while-loop max ==&gt; 80</text:p>
                </text:list-item>
              </text:list>
            </text:list-item>
          </text:list>
        </text:list-item>
        <text:list-item>
          <text:p text:style-name="P92">TASK-1 : TASKS-37 </text:p>
        </text:list-item>
      </text:list>
      <text:p text:style-name="P7"/>
      <text:p text:style-name="P7">[next]</text:p>
      <text:list xml:id="list1749859007380235532" text:style-name="L22">
        <text:list-item>
          <text:p text:style-name="P59">SEG-4</text:p>
          <text:list>
            <text:list-item>
              <text:list>
                <text:list-item>
                  <text:p text:style-name="P59">obs-1 : graph gen, sort by → gain/loss ~ start-BB.loc</text:p>
                </text:list-item>
                <text:list-item>
                  <text:p text:style-name="P59">C:\\WORKS_2\\WS\\Eclipse_Luna\\Cake_IFM11\\app\\webroot\\Log_Fx_Tester\\(tester-1_v2).(AUDJPY-M5).(2020-05-13)(20200720_120011_947200).log</text:p>
                </text:list-item>
              </text:list>
            </text:list-item>
          </text:list>
        </text:list-item>
        <text:list-item>
          <text:p text:style-name="P59">SEG-5</text:p>
          <text:list>
            <text:list-item>
              <text:list>
                <text:list-item>
                  <text:p text:style-name="P59">obs-1 : while-loop max ==&gt; 80</text:p>
                </text:list-item>
                <text:list-item>
                  <text:p text:style-name="P59">http://localhost/Eclipse_Luna/Cake_IFM11/fx_test/fx_tester_T_1_V2?_Tester_T_1__Order_Genre=_Tester_T_1__Order_Genre__BUY&amp;Tester_T_1__Source_CSV_File_Name=(slice-by-day).(AUDJPY-M5).(2020-05-13).(20200530_134010_951771).csv&amp;Tester_T_1__Source_CSV_Dpath=C:\WORKS_2\WS\WS_Others.prog\prog\D-7\2_2\VIRTUAL\Admin_Projects\curr\data\csv_raw\(slice-by-day).(AUDJPY-M5).(2020-05-13_2020-05-21).<text:soft-page-break/>(20200530_134010_951771)&amp;Tester_T_1__MaxOf_While_Loop=80</text:p>
                </text:list-item>
              </text:list>
            </text:list-item>
          </text:list>
        </text:list-item>
        <text:list-item>
          <text:p text:style-name="P59">TASK-1 : TASKS-37 </text:p>
          <text:list>
            <text:list-item>
              <text:p text:style-name="P59">fx_tester_T_1__Order_Buy__V2__Write_List_Of_Pos</text:p>
            </text:list-item>
          </text:list>
        </text:list-item>
      </text:list>
      <text:p text:style-name="P7">[further]</text:p>
      <text:p text:style-name="P7"><text:line-break/><text:span text:style-name="T14">[/ XXX] 20200720_121539</text:span></text:p>
      <text:p text:style-name="P7"/>
      <text:p text:style-name="P9"/>
      <text:p text:style-name="P7"><text:span text:style-name="T13">10.2.2_49</text:span>---------------------------------------------------------------------------</text:p>
      <text:p text:style-name="P14">[50] res free# JVEMV6 44#10.2.2_XX / 44. currency / 10. prog-php / 2. tester / 2. <text:s/>tester_1__V2 / 20200721_122120</text:p>
      <text:p text:style-name="P7"/>
      <text:p text:style-name="P7">[do] <text:span text:style-name="T1">#_ </text:span></text:p>
      <text:list xml:id="list8349455808404867486" text:style-name="L23">
        <text:list-item>
          <text:p text:style-name="P60">REVIEW </text:p>
        </text:list-item>
        <text:list-item>
          <text:p text:style-name="P60"><text:span text:style-name="T1">#_ </text:span>SEG-1</text:p>
          <text:list>
            <text:list-item>
              <text:list>
                <text:list-item>
                  <text:p text:style-name="P60">obs-1 : graph gen, sort by → gain/loss ~ start-BB.loc</text:p>
                </text:list-item>
                <text:list-item>
                  <text:p text:style-name="P60">C:\\WORKS_2\\WS\\Eclipse_Luna\\Cake_IFM11\\app\\webroot\\Log_Fx_Tester\\(tester-1_v2).(AUDJPY-M5).(2020-05-13)(20200720_120011_947200).log</text:p>
                </text:list-item>
              </text:list>
            </text:list-item>
            <text:list-item>
              <text:p text:style-name="P60">S-1.1 </text:p>
              <text:list>
                <text:list-item>
                  <text:p text:style-name="P60">prep : sheet ==&gt; log_JVE_44_10_2.2.[session-50~].ods / sheet : 1</text:p>
                </text:list-item>
                <text:list-item>
                  <text:p text:style-name="P60">sort : gain/loss ~ start-BB.loc</text:p>
                </text:list-item>
                <text:list-item>
                  <text:p text:style-name="P60">stats</text:p>
                  <text:list>
                    <text:list-item>
                      <text:p text:style-name="P60"><text:soft-page-break/>num of ==&gt; total / gain / loss</text:p>
                      <text:list>
                        <text:list-item>
                          <text:p text:style-name="P60">total=<text:tab/>41<text:tab/></text:p>
                        </text:list-item>
                        <text:list-item>
                          <text:p text:style-name="P60">loss=<text:tab/>16<text:tab/>39.0%</text:p>
                        </text:list-item>
                        <text:list-item>
                          <text:p text:style-name="P60">gain=<text:tab/>25<text:tab/>61.0%</text:p>
                        </text:list-item>
                      </text:list>
                    </text:list-item>
                    <text:list-item>
                      <text:p text:style-name="P60">num of cases according to ==&gt; BB.loc</text:p>
                      <text:list>
                        <text:list-item>
                          <text:p text:style-name="P60">losses</text:p>
                          <text:list>
                            <text:list-item>
                              <text:p text:style-name="P60">Z1 / Z2 / Z3 / Z4 / Z5 / Z6</text:p>
                            </text:list-item>
                            <text:list-item>
                              <text:p text:style-name="P60">2 / 4 / 3 / 1 / 5 / 1 / </text:p>
                            </text:list-item>
                          </text:list>
                        </text:list-item>
                        <text:list-item>
                          <text:p text:style-name="P60">of gains</text:p>
                          <text:list>
                            <text:list-item>
                              <text:p text:style-name="P60">0 / 2 / 6 / 8 / 8 / 1 /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0">loss-gain ratio (gain / total)</text:p>
                      <text:list>
                        <text:list-item>
                          <text:p text:style-name="P60">Z1 / Z2 / Z3 / Z4 / Z5 / Z6</text:p>
                        </text:list-item>
                        <text:list-item>
                          <text:p text:style-name="P60">0.00% / 33.33% / 66.67% / 88.89% / 61.54% / 50.00% / </text:p>
                        </text:list-item>
                        <text:list-item>
                          <text:p text:style-name="P60">more than 60 %</text:p>
                          <text:list>
                            <text:list-item>
                              <text:p text:style-name="P60">==&gt; Z3,4,5; Z4 the highest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0">of gains</text:p>
                      <text:list>
                        <text:list-item>
                          <text:p text:style-name="P60">for each BB.loc ==&gt; avg gain volume</text:p>
                          <text:list>
                            <text:list-item>
                              <text:p text:style-name="P60">Z1 / Z2 / Z3 / Z4 / Z5 / Z6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0">for each BB.loc</text:p>
                      <text:list>
                        <text:list-item>
                          <text:p text:style-name="P60">gain – loss</text:p>
                          <text:list>
                            <text:list-item>
                              <text:p text:style-name="P60">-0.100 / -0.155 / 0.114 / 0.310 / 0.399 / -0.02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0">CONC</text:p>
                  <text:list>
                    <text:list-item>
                      <text:p text:style-name="P60">==&gt; BUY when in Z3,4,5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3">SEG-5 </text:p>
          <text:list>
            <text:list-item>
              <text:list>
                <text:list-item>
                  <text:p text:style-name="P93">obs-1 : while-loop max ==&gt; 80</text:p>
                </text:list-item>
                <text:list-item>
                  <text:p text:style-name="P93"><text:soft-page-break/>http://localhost/Eclipse_Luna/Cake_IFM11/fx_test/fx_tester_T_1_V2?_Tester_T_1__Order_Genre=_Tester_T_1__Order_Genre__BUY&amp;Tester_T_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&amp;Tester_T_1__MaxOf_While_Loop=80</text:p>
                </text:list-item>
              </text:list>
            </text:list-item>
          </text:list>
        </text:list-item>
        <text:list-item>
          <text:p text:style-name="P93">TASK-1 : TASKS-37 </text:p>
          <text:list>
            <text:list-item>
              <text:p text:style-name="P93">fx_tester_T_1__Order_Buy__V2__Write_List_Of_Pos</text:p>
            </text:list-item>
          </text:list>
        </text:list-item>
      </text:list>
      <text:p text:style-name="P7"/>
      <text:p text:style-name="P7">[next]</text:p>
      <text:list xml:id="list2905866783641439083" text:style-name="L24">
        <text:list-item>
          <text:p text:style-name="P61">SEG-5 </text:p>
          <text:list>
            <text:list-item>
              <text:list>
                <text:list-item>
                  <text:p text:style-name="P61">obs-1 : while-loop max ==&gt; 80</text:p>
                </text:list-item>
                <text:list-item>
                  <text:p text:style-name="P61">http://localhost/Eclipse_Luna/Cake_IFM11/fx_test/fx_tester_T_1_V2?_Tester_T_1__Order_Genre=_Tester_T_1__Order_Genre__BUY&amp;Tester_T_1__Source_CSV_File_Name=(slice-by-day).(AUDJPY-M5).(2020-05-13).(20200530_134010_951771).csv&amp;Tester_T_1__Source_CSV_Dpath=C:\WORKS_2\WS\WS_Others.prog\prog\D-7\2_2\VIRTUAL\Admin_Projects\curr\data\csv_raw\(slice-by-day).(AUDJPY-M5).(2020-05-13_2020-05-21).<text:soft-page-break/>(20200530_134010_951771)&amp;Tester_T_1__MaxOf_While_Loop=80</text:p>
                </text:list-item>
              </text:list>
            </text:list-item>
          </text:list>
        </text:list-item>
        <text:list-item>
          <text:p text:style-name="P61">TASK-1 : TASKS-37 </text:p>
          <text:list>
            <text:list-item>
              <text:p text:style-name="P61">fx_tester_T_1__Order_Buy__V2__Write_List_Of_Pos</text:p>
            </text:list-item>
          </text:list>
        </text:list-item>
      </text:list>
      <text:p text:style-name="P7">[further]</text:p>
      <text:p text:style-name="P7"><text:line-break/><text:span text:style-name="T14">[/ XXX] 20200721_132416</text:span></text:p>
      <text:p text:style-name="P19"/>
      <text:p text:style-name="P7"><text:span text:style-name="T13">10.2.2_50</text:span>---------------------------------------------------------------------------</text:p>
      <text:p text:style-name="P14">[51] res free# JVEMV6 44#10.2.2_XX / 44. currency / 10. prog-php / 2. tester / 2. <text:s/>tester_1__V2 / 20200722_162414</text:p>
      <text:p text:style-name="P7"/>
      <text:p text:style-name="P7">[do] <text:span text:style-name="T1">#_ </text:span></text:p>
      <text:list xml:id="list7775497871748585844" text:style-name="L25">
        <text:list-item>
          <text:p text:style-name="P62"><text:span text:style-name="T1">#_ </text:span>REVIEW </text:p>
          <text:list>
            <text:list-item>
              <text:p text:style-name="P62">log_JVE_44_10_2.2.[session-50~].ods</text:p>
            </text:list-item>
          </text:list>
        </text:list-item>
        <text:list-item>
          <text:p text:style-name="P62">SEG-1 </text:p>
          <text:list>
            <text:list-item>
              <text:list>
                <text:list-item>
                  <text:p text:style-name="P62">obs-1 : while-loop max ==&gt; 80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7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&amp;Tester_T_1__MaxOf_While_Loop=80</text:p>
          </table:table-cell>
        </table:table-row>
        <table:table-row>
          <table:table-cell table:style-name="表3.A2" office:value-type="string">
            <text:p text:style-name="P7"/>
          </table:table-cell>
        </table:table-row>
      </table:table>
      <text:list xml:id="list37248789" text:continue-numbering="true" text:style-name="L25">
        <text:list-item>
          <text:list>
            <text:list-item>
              <text:list>
                <text:list-item>
                  <text:p text:style-name="P62"/>
                </text:list-item>
              </text:list>
            </text:list-item>
            <text:list-item>
              <text:p text:style-name="P62">S-1.1 : browse</text:p>
              <text:list>
                <text:list-item>
                  <text:p text:style-name="P62">gen log files</text:p>
                </text:list-item>
                <text:list-item>
                  <text:p text:style-name="P62">EXEC</text:p>
                  <text:p text:style-name="P62"><text:soft-page-break/>C:\WORKS_2\WS\Eclipse_Luna\Cake_IFM11\app\webroot\Log_Fx_Tester\(tester-1_v2).(AUDJPY-M5).(2020-05-13)(20200722_162715_813755).log</text:p>
                  <text:list>
                    <text:list-item>
                      <text:p text:style-name="P62">==&gt; “no<text:tab/>st_idx”</text:p>
                      <text:list>
                        <text:list-item>
                          <text:p text:style-name="P62">“81<text:tab/>80”</text:p>
                        </text:list-item>
                      </text:list>
                    </text:list-item>
                  </text:list>
                </text:list-item>
                <text:list-item>
                  <text:p text:style-name="P62">sheet </text:p>
                  <text:list>
                    <text:list-item>
                      <text:list>
                        <text:list-item>
                          <text:p text:style-name="P62">prep : sheet ==&gt; log_JVE_44_10_2.2.[session-50~].ods / sheet : 2</text:p>
                        </text:list-item>
                      </text:list>
                    </text:list-item>
                    <text:list-item>
                      <text:p text:style-name="P62">DUP : sheet : 1</text:p>
                    </text:list-item>
                    <text:list-item>
                      <text:p text:style-name="P62">rename ==&gt; “2”</text:p>
                    </text:list-item>
                    <text:list-item>
                      <text:p text:style-name="P62">delete ==&gt; data area</text:p>
                    </text:list-item>
                    <text:list-item>
                      <text:p text:style-name="P62">C/P</text:p>
                    </text:list-item>
                    <text:list-item>
                      <text:p text:style-name="P62">sort : gain/loss ~ start-BB.loc</text:p>
                    </text:list-item>
                    <text:list-item>
                      <text:p text:style-name="P62">edit data</text:p>
                      <text:list>
                        <text:list-item>
                          <text:p text:style-name="P62"><text:span text:style-name="T1">#_ </text:span>area location ==&gt; total, g/l → $O$18, a.o.</text:p>
                        </text:list-item>
                        <text:list-item>
                          <text:p text:style-name="P62"><text:span text:style-name="T1">#_ </text:span>address : total, gain, loss</text:p>
                        </text:list-item>
                        <text:list-item>
                          <text:p text:style-name="P62">loss/gain Z1 ~ Z6 </text:p>
                          <text:list>
                            <text:list-item>
                              <text:p text:style-name="P84"><text:span text:style-name="T1">#_ </text:span>loss</text:p>
                            </text:list-item>
                            <text:list-item>
                              <text:p text:style-name="P84"><text:span text:style-name="T1">#_ </text:span>gain</text:p>
                            </text:list-item>
                            <text:list-item>
                              <text:p text:style-name="P84"><text:span text:style-name="T1">#_ </text:span>sum gain</text:p>
                            </text:list-item>
                            <text:list-item>
                              <text:p text:style-name="P84"><text:span text:style-name="T1">#_ </text:span>sum los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2">PROBLEM ==&gt; id=N6TI ==&gt; LATER</text:p>
                      <text:list>
                        <text:list-item>
                          <text:p text:style-name="P62">sheet val</text:p>
                          <text:list>
                            <text:list-item>
                              <text:p text:style-name="P62">sum of loss=<text:tab/>-2.000</text:p>
                            </text:list-item>
                            <text:list-item>
                              <text:p text:style-name="P62">sum of gain=<text:tab/>2.039</text:p>
                            </text:list-item>
                          </text:list>
                        </text:list-item>
                        <text:list-item>
                          <text:p text:style-name="P62">file val</text:p>
                          <text:list>
                            <text:list-item>
                              <text:p text:style-name="P62"><text:soft-page-break/>$sumOf_Plus<text:tab/>1.104<text:line-break/>$sumOf_Minus<text:tab/>-2.000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4">TASK-1 : TASKS-37 </text:p>
          <text:list>
            <text:list-item>
              <text:p text:style-name="P94">fx_tester_T_1__Order_Buy__V2__Write_List_Of_Pos</text:p>
            </text:list-item>
          </text:list>
        </text:list-item>
      </text:list>
      <text:p text:style-name="P7"/>
      <text:p text:style-name="P7">[next]</text:p>
      <text:list xml:id="list8937344224854277799" text:style-name="L26">
        <text:list-item>
          <text:p text:style-name="P63">TASK : TASKS-39 (exec tester)</text:p>
          <text:list>
            <text:list-item>
              <text:p text:style-name="P63">(slice-by-day).(AUDJPY-M5).(2020-05-13).(20200530_134010_951771).csv</text:p>
            </text:list-item>
            <text:list-item>
              <text:p text:style-name="P63">==&gt; 200 bars</text:p>
            </text:list-item>
          </text:list>
        </text:list-item>
        <text:list-item>
          <text:p text:style-name="P63">TASK : TASKS-39.1 (exec tester)</text:p>
        </text:list-item>
        <text:list-item>
          <text:p text:style-name="P63">TASK-1 : TASKS-37 </text:p>
          <text:list>
            <text:list-item>
              <text:p text:style-name="P63">fx_tester_T_1__Order_Buy__V2__Write_List_Of_Pos</text:p>
            </text:list-item>
          </text:list>
        </text:list-item>
      </text:list>
      <text:p text:style-name="P7">[further]</text:p>
      <text:p text:style-name="P7"><text:line-break/><text:span text:style-name="T14">[/ XXX] </text:span></text:p>
      <text:p text:style-name="P7"/>
      <text:p text:style-name="P9"/>
      <text:p text:style-name="P7"><text:span text:style-name="T13">10.2.2_51</text:span>---------------------------------------------------------------------------</text:p>
      <text:p text:style-name="P14">[7] res free# JVEMV6 44#10.3.4_X / 44. currency / 10. prog-php / 4. gen-trading-result-list-file / 20200723_144251</text:p>
      <text:p text:style-name="P7"/>
      <text:p text:style-name="P7">[do] <text:span text:style-name="T1">#_ </text:span></text:p>
      <text:list xml:id="list5751770641267038945" text:style-name="L27">
        <text:list-item>
          <text:p text:style-name="P64">REVIEW </text:p>
        </text:list-item>
        <text:list-item>
          <text:p text:style-name="P64">TASK-1 : gen ==&gt; list</text:p>
          <text:list>
            <text:list-item>
              <text:p text:style-name="P64"><text:soft-page-break/>==&gt; OK</text:p>
            </text:list-item>
          </text:list>
        </text:list-item>
      </text:list>
      <text:p text:style-name="P7"/>
      <text:p text:style-name="P7">[next]</text:p>
      <text:list xml:id="list5494448945340008393" text:style-name="L28">
        <text:list-item>
          <text:p text:style-name="P65">TASK : gen ==&gt; list (again) → for : 7/23 th</text:p>
        </text:list-item>
        <text:list-item>
          <text:p text:style-name="P65">TASK : TASKS-40</text:p>
          <text:list>
            <text:list-item>
              <text:p text:style-name="P65">ref</text:p>
              <text:list>
                <text:list-item>
                  <text:p text:style-name="P65">log_20200520_160805.[fx_TASKS-26_move-statement-files-from-note-pc-to-desktop].txt</text:p>
                </text:list-item>
                <text:list-item>
                  <text:p text:style-name="P65">C:\Users\iwabuchiken\AppData\Roaming\MetaQuotes\Terminal\34B08C83A5AAE27A4079DE708E60511E\MQL4\Files\Logs\20200722_134532[eap-2.id-1].[AUDJPY-5].dir</text:p>
                </text:list-item>
              </text:list>
            </text:list-item>
            <text:list-item>
              <text:p text:style-name="P65">//next:20200723_144733:n (FxUtilitiesController)</text:p>
            </text:list-item>
          </text:list>
        </text:list-item>
      </text:list>
      <text:p text:style-name="P7">[further]</text:p>
      <text:p text:style-name="P7"><text:line-break/><text:span text:style-name="T14">[/ XXX] </text:span></text:p>
      <text:p text:style-name="P7"/>
      <text:p text:style-name="P9"/>
      <text:p text:style-name="P7"><text:span text:style-name="T13">10.2.2_51</text:span>---------------------------------------------------------------------------</text:p>
      <text:p text:style-name="P14">[8] res free# JVEMV6 44#10.3.4_X / 44. currency / 10. prog-php / 4. gen-trading-result-list-file / 20200724_132954</text:p>
      <text:p text:style-name="P7"/>
      <text:p text:style-name="P7">[do] <text:span text:style-name="T1">#_ </text:span></text:p>
      <text:list xml:id="list2411777855288497170" text:style-name="L29">
        <text:list-item>
          <text:p text:style-name="P66">REVIEW </text:p>
        </text:list-item>
        <text:list-item>
          <text:p text:style-name="P66"><text:span text:style-name="T1">#_ </text:span>TASK : gen ==&gt; list (again) → for : 7/23 th </text:p>
          <text:list>
            <text:list-item>
              <text:p text:style-name="P66">T-1.1</text:p>
              <text:list>
                <text:list-item>
                  <text:p text:style-name="P66"><text:soft-page-break/>open C:\WORKS_2\shortcuts_docs\log_files\log_20200520_160805.[fx_TASKS-26_move-statement-files-from-note-pc-to-desktop].txt</text:p>
                </text:list-item>
              </text:list>
            </text:list-item>
            <text:list-item>
              <text:p text:style-name="P66">T-1.2 : gen ==&gt; combined list</text:p>
              <text:list>
                <text:list-item>
                  <text:p text:style-name="P66">==&gt; OK</text:p>
                </text:list-item>
              </text:list>
            </text:list-item>
            <text:list-item>
              <text:p text:style-name="P66"><text:span text:style-name="T1">#_ </text:span>T-1.3 : sheet ==&gt; gen </text:p>
              <text:list>
                <text:list-item>
                  <text:list>
                    <text:list-item>
                      <text:p text:style-name="P66">ref : log_JVE_44_10_3_4.[session-3].ods</text:p>
                    </text:list-item>
                  </text:list>
                </text:list-item>
                <text:list-item>
                  <text:p text:style-name="P66">log_JVE_44_10_3_4.[session-7~].ods // sheet : 1</text:p>
                </text:list-item>
              </text:list>
            </text:list-item>
            <text:list-item>
              <text:p text:style-name="P66"><text:span text:style-name="T1">#_ </text:span>T-1.4 : sheet ==&gt; edit</text:p>
              <text:list>
                <text:list-item>
                  <text:p text:style-name="P66">sort : “profit” ~~&gt; “BB-loc.-1” (DF → CU)</text:p>
                </text:list-item>
                <text:list-item>
                  <text:p text:style-name="P85">hide : cols ==&gt; CV ~ DE</text:p>
                </text:list-item>
              </text:list>
            </text:list-item>
            <text:list-item>
              <text:p text:style-name="P85"><text:span text:style-name="T1">#_ </text:span>T-1.5 : sort ==&gt; loss &gt; -1,000 </text:p>
              <text:list>
                <text:list-item>
                  <text:p text:style-name="P85">~~&gt; BB.loc → 1,2,3</text:p>
                </text:list-item>
                <text:list-item>
                  <text:p text:style-name="P85">=&gt; CU &gt; CT &gt; CS</text:p>
                </text:list-item>
                <text:list-item>
                  <text:p text:style-name="P85">==&gt; OK </text:p>
                </text:list-item>
              </text:list>
            </text:list-item>
            <text:list-item>
              <text:p text:style-name="P25"><text:span text:style-name="T1">#_ </text:span>T-1.6 : sort ==&gt; gain &gt; 100</text:p>
              <text:list>
                <text:list-item>
                  <text:p text:style-name="P85">~~&gt; BB.loc → 1,2,3</text:p>
                </text:list-item>
                <text:list-item>
                  <text:p text:style-name="P85">=&gt; CU &gt; CT &gt; CS</text:p>
                </text:list-item>
                <text:list-item>
                  <text:p text:style-name="P85">==&gt; OK</text:p>
                </text:list-item>
              </text:list>
            </text:list-item>
            <text:list-item>
              <text:p text:style-name="P85">T-1.7 : OBS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2">log_JVE_44_10_3_4.[session-7~].ods // sheet : 1</text:p>
            <text:list xml:id="list3943170500884329866" text:style-name="L30">
              <text:list-item>
                <text:p text:style-name="P27">BB.loc-1 <text:span text:style-name="T11">が 2 のうち、gain で終わっているもの、２つ</text:span></text:p>
              </text:list-item>
              <text:list-item>
                <text:p text:style-name="P29">それら２つは、loss で終わっているものと比べて　=&gt;　BB.loc-4~5 が、1 ~ 3 の間に、留まっているか？</text:p>
              </text:list-item>
            </text:list>
          </table:table-cell>
        </table:table-row>
      </table:table>
      <text:list xml:id="list37277884" text:continue-list="list2411777855288497170" text:style-name="L29">
        <text:list-item>
          <text:list>
            <text:list-item>
              <text:p text:style-name="P85"/>
            </text:list-item>
          </text:list>
        </text:list-item>
        <text:list-item>
          <text:p text:style-name="P95">TASK : TASKS-40</text:p>
          <text:list>
            <text:list-item>
              <text:p text:style-name="P95"><text:soft-page-break/>ref</text:p>
              <text:list>
                <text:list-item>
                  <text:p text:style-name="P95">log_20200520_160805.[fx_TASKS-26_move-statement-files-from-note-pc-to-desktop].txt</text:p>
                </text:list-item>
                <text:list-item>
                  <text:p text:style-name="P95">C:\Users\iwabuchiken\AppData\Roaming\MetaQuotes\Terminal\34B08C83A5AAE27A4079DE708E60511E\MQL4\Files\Logs\20200722_134532[eap-2.id-1].[AUDJPY-5].dir</text:p>
                </text:list-item>
              </text:list>
            </text:list-item>
            <text:list-item>
              <text:p text:style-name="P95">//next:20200723_144733:n (FxUtilitiesController)</text:p>
            </text:list-item>
          </text:list>
        </text:list-item>
      </text:list>
      <text:p text:style-name="P7"/>
      <text:p text:style-name="P7">[next]</text:p>
      <text:list xml:id="list7895746290756234651" text:style-name="L31">
        <text:list-item>
          <text:p text:style-name="P67">TASK : gen sheet ==&gt; 7/22w, 7/24f</text:p>
        </text:list-item>
        <text:list-item>
          <text:p text:style-name="P67">TASK : TASKS-40</text:p>
          <text:list>
            <text:list-item>
              <text:p text:style-name="P67">ref</text:p>
              <text:list>
                <text:list-item>
                  <text:p text:style-name="P67">log_20200520_160805.[fx_TASKS-26_move-statement-files-from-note-pc-to-desktop].txt</text:p>
                </text:list-item>
                <text:list-item>
                  <text:p text:style-name="P67">C:\Users\iwabuchiken\AppData\Roaming\MetaQuotes\Terminal\34B08C83A5AAE27A4079DE708E60511E\MQL4\Files\Logs\20200722_134532[eap-2.id-1].[AUDJPY-5].dir</text:p>
                </text:list-item>
              </text:list>
            </text:list-item>
            <text:list-item>
              <text:p text:style-name="P67">//next:20200723_144733:n (FxUtilitiesController)</text:p>
            </text:list-item>
          </text:list>
        </text:list-item>
      </text:list>
      <text:p text:style-name="P7">[further]</text:p>
      <text:p text:style-name="P7"><text:line-break/><text:span text:style-name="T14">[/ XXX] </text:span></text:p>
      <text:p text:style-name="P7"/>
      <text:p text:style-name="P9"/>
      <text:p text:style-name="P7"><text:span text:style-name="T13">10.3.4_8</text:span>---------------------------------------------------------------------------</text:p>
      <text:p text:style-name="P14">[9] res free# JVEMV6 44#10.3.4_X / 44. currency / 10. prog-php / <text:soft-page-break/>4. gen-trading-result-list-file / 20200726_154453</text:p>
      <text:p text:style-name="P7"/>
      <text:p text:style-name="P7">[do] <text:span text:style-name="T1">#_ </text:span></text:p>
      <text:list xml:id="list7400672769907646512" text:style-name="L32">
        <text:list-item>
          <text:p text:style-name="P68">REVIEW </text:p>
        </text:list-item>
        <text:list-item>
          <text:p text:style-name="P68">TASK-1 : gen ==&gt; list (again) → for : 7/24 f </text:p>
          <text:list>
            <text:list-item>
              <text:p text:style-name="P68">T-1.1 : gen ==&gt; combined list</text:p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row>
          <table:table-cell table:style-name="表7.A1" table:number-rows-spanned="2" office:value-type="string">
            <text:p text:style-name="P2"/>
          </table:table-cell>
          <table:table-cell table:style-name="表7.B1" table:number-columns-spanned="3" office:value-type="string">
            <text:p text:style-name="P2">Desktop</text:p>
          </table:table-cell>
          <table:covered-table-cell/>
          <table:covered-table-cell/>
        </table:table-row>
        <table:table-row>
          <table:covered-table-cell/>
          <table:table-cell table:style-name="表7.B2" table:number-columns-spanned="3" office:value-type="string">
            <text:p text:style-name="P2">take out ==&gt; sdcard</text:p>
          </table:table-cell>
          <table:covered-table-cell/>
          <table:covered-table-cell/>
        </table:table-row>
        <table:table-row>
          <table:table-cell table:style-name="表7.A2" table:number-rows-spanned="7" office:value-type="string">
            <text:p text:style-name="P2"/>
          </table:table-cell>
          <table:table-cell table:style-name="表7.B3" table:number-columns-spanned="3" office:value-type="string">
            <text:p text:style-name="P30"><office:annotation office:name="__Annotation__7665_196137442"><dc:creator>iwabuchi ken</dc:creator><dc:date>2020-07-26T16:01:47.33</dc:date><text:p text:style-name="P104"><text:span text:style-name="T23">色：シアン１</text:span></text:p></office:annotation>Note<office:annotation-end office:name="__Annotation__7665_196137442"/></text:p>
          </table:table-cell>
          <table:covered-table-cell/>
          <table:covered-table-cell/>
        </table:table-row>
        <table:table-row>
          <table:covered-table-cell/>
          <table:table-cell table:style-name="表7.B2" table:number-columns-spanned="3" office:value-type="string">
            <text:p text:style-name="P2">sdcard ==&gt; insert</text:p>
          </table:table-cell>
          <table:covered-table-cell/>
          <table:covered-table-cell/>
        </table:table-row>
        <table:table-row>
          <table:covered-table-cell/>
          <table:table-cell table:style-name="表7.B2" table:number-columns-spanned="3" office:value-type="string">
            <text:p text:style-name="P2">statement file ==&gt; save</text:p>
            <text:p text:style-name="P2">to : C:\Users\user\AppData\Roaming\MetaQuotes\Terminal\5D28BD404C024725A623256D5EEF0486\MQL4\Files\Report_Trades</text:p>
          </table:table-cell>
          <table:covered-table-cell/>
          <table:covered-table-cell/>
        </table:table-row>
        <table:table-row>
          <table:covered-table-cell/>
          <table:table-cell table:style-name="表7.B6" table:number-rows-spanned="3" table:number-columns-spanned="2" office:value-type="string">
            <text:p text:style-name="P2"><office:annotation office:name="__Annotation__7682_196137442"><dc:creator>iwabuchi ken</dc:creator><dc:date>2020-07-26T16:10:28.10</dc:date><text:p text:style-name="P104"><text:span text:style-name="T23">色：黄緑</text:span></text:p></office:annotation>copy<office:annotation-end office:name="__Annotation__7682_196137442"/></text:p>
            <text:p text:style-name="P2"/>
          </table:table-cell>
          <table:covered-table-cell/>
          <table:table-cell table:style-name="表7.B2" office:value-type="string">
            <text:p text:style-name="P2">C:\Users\user\AppData\Roaming\MetaQuotes\Terminal\5D28BD404C024725A623256D5EEF0486\MQL4\Files\Logs\XXX</text:p>
          </table:table-cell>
        </table:table-row>
        <table:table-row>
          <table:covered-table-cell/>
          <table:covered-table-cell/>
          <table:covered-table-cell/>
          <table:table-cell table:style-name="表7.B2" office:value-type="string">
            <text:p text:style-name="P2">C:\Users\user\AppData\Roaming\MetaQuotes\Terminal\5D28BD404C024725A623256D5EEF0486\MQL4\Files\Report_Trades\DetailedStatement.(XXX).htm</text:p>
          </table:table-cell>
        </table:table-row>
        <table:table-row>
          <table:covered-table-cell/>
          <table:covered-table-cell/>
          <table:covered-table-cell/>
          <table:table-cell table:style-name="表7.B2" office:value-type="string">
            <text:p text:style-name="P2">to : E:\fx</text:p>
          </table:table-cell>
        </table:table-row>
        <table:table-row>
          <table:covered-table-cell/>
          <table:table-cell table:style-name="表7.B2" table:number-columns-spanned="3" office:value-type="string">
            <text:p text:style-name="P2"><text:span text:style-name="T9">#_ </text:span>sdcard ==&gt; remove</text:p>
          </table:table-cell>
          <table:covered-table-cell/>
          <table:covered-table-cell/>
        </table:table-row>
        <table:table-row>
          <table:table-cell table:style-name="表7.A2" table:number-rows-spanned="6" office:value-type="string">
            <text:p text:style-name="P2"/>
          </table:table-cell>
          <table:table-cell table:style-name="表7.B2" table:number-columns-spanned="3" office:value-type="string">
            <text:p text:style-name="P2">Desktop</text:p>
          </table:table-cell>
          <table:covered-table-cell/>
          <table:covered-table-cell/>
        </table:table-row>
        <table:table-row>
          <table:covered-table-cell/>
          <table:table-cell table:style-name="表7.B2" table:number-columns-spanned="3" office:value-type="string">
            <text:p text:style-name="P2"><text:span text:style-name="T9">#_ </text:span>sdcard ==&gt; insert</text:p>
          </table:table-cell>
          <table:covered-table-cell/>
          <table:covered-table-cell/>
        </table:table-row>
        <table:table-row>
          <table:covered-table-cell/>
          <table:table-cell table:style-name="表7.B6" table:number-rows-spanned="2" office:value-type="string">
            <text:p text:style-name="P2"><text:span text:style-name="T9">#_ </text:span>copy</text:p>
            <text:p text:style-name="P2">(log file)</text:p>
          </table:table-cell>
          <table:table-cell table:style-name="表7.B2" table:number-columns-spanned="2" office:value-type="string">
            <text:p text:style-name="P2">E:\fx\XXX[eap-2.id-1].[XXX-XX].dir</text:p>
          </table:table-cell>
          <table:covered-table-cell/>
        </table:table-row>
        <table:table-row>
          <table:covered-table-cell/>
          <table:covered-table-cell/>
          <table:table-cell table:style-name="表7.B2" table:number-columns-spanned="2" office:value-type="string">
            <text:p text:style-name="P2">to</text:p>
            <text:p text:style-name="P2">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table-cell table:style-name="表7.B6" table:number-rows-spanned="2" office:value-type="string">
            <text:p text:style-name="P2"><text:span text:style-name="T9">#_ </text:span><text:soft-page-break/>copy</text:p>
            <text:p text:style-name="P2">(statememt)</text:p>
          </table:table-cell>
          <table:table-cell table:style-name="表7.B2" table:number-columns-spanned="2" office:value-type="string">
            <text:p text:style-name="P2">E:\fx\DetailedStatement.[XXX,XX].[XXX].htm</text:p>
          </table:table-cell>
          <table:covered-table-cell/>
        </table:table-row>
        <table:table-row>
          <table:covered-table-cell/>
          <table:covered-table-cell/>
          <table:table-cell table:style-name="表7.B2" table:number-columns-spanned="2" office:value-type="string">
            <text:p text:style-name="P2">to</text:p>
            <text:p text:style-name="P2">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7.A2" office:value-type="string">
            <text:p text:style-name="P2"/>
          </table:table-cell>
          <table:table-cell table:style-name="表7.B2" table:number-columns-spanned="3" office:value-type="string">
            <text:p text:style-name="P2">build url</text:p>
            <text:p text:style-name="P2">http://localhost/Eclipse_Luna/Cake_IFM11/fx_utilities/util_3__Gen_Trading_Result_List?<text:span text:style-name="T19"><office:annotation office:name="__Annotation__7709_196137442"><dc:creator>iwabuchi ken</dc:creator><dc:date>2020-07-26T16:17:19.71</dc:date><text:p text:style-name="P104"><text:span text:style-name="T23">色：シアン１</text:span></text:p></office:annotation></text:span><text:span text:style-name="T19">param_</text:span><office:annotation-end office:name="__Annotation__7709_196137442"/><text:span text:style-name="T19">Dpath_File_Tickets_Data</text:span>=<text:span text:style-name="T20"><office:annotation office:name="__Annotation__7708_196137442"><dc:creator>iwabuchi ken</dc:creator><dc:date>2020-07-26T16:16:58.55</dc:date><text:p text:style-name="P104"><text:span text:style-name="T23">色：オレンジ色１</text:span></text:p></office:annotation></text:span><text:span text:style-name="T20">C:\Users</text:span><office:annotation-end office:name="__Annotation__7708_196137442"/><text:span text:style-name="T20">\iwabuchiken\AppData\Roaming\MetaQuotes\Terminal\34B08C83A5AAE27A4079DE708E60511E\MQL4\Files\Logs\20200724_083938[eap-2.id-1].[AUDJPY-5].dir</text:span>&amp;<text:span text:style-name="T19">param_Fname_File_Tickets_Data</text:span>=<text:span text:style-name="T20">[ea-4_tester-1].(20200724_083938).(tickets-data).log</text:span><text:span text:style-name="T21">&amp;</text:span><text:span text:style-name="T19">param_Fname_File_Statement</text:span><text:span text:style-name="T21">=</text:span><text:span text:style-name="T20">DetailedStatement.[a-j,M5].[20200726_155352].htm</text:span></text:p>
          </table:table-cell>
          <table:covered-table-cell/>
          <table:covered-table-cell/>
        </table:table-row>
        <table:table-row>
          <table:table-cell table:style-name="表7.A2" office:value-type="string">
            <text:p text:style-name="P2"/>
          </table:table-cell>
          <table:table-cell table:style-name="表7.B2" table:number-columns-spanned="3" office:value-type="string">
            <text:p text:style-name="P28">url ==&gt; C/P &gt; Ret</text:p>
          </table:table-cell>
          <table:covered-table-cell/>
          <table:covered-table-cell/>
        </table:table-row>
        <table:table-row>
          <table:table-cell table:style-name="表7.A2" office:value-type="string">
            <text:p text:style-name="P2"/>
          </table:table-cell>
          <table:table-cell table:style-name="表7.B2" table:number-columns-spanned="3" office:value-type="string">
            <text:p text:style-name="P28">combined list ==&gt; gen-ed at</text:p>
            <text:p text:style-name="P28">C:\Users\iwabuchiken\AppData\Roaming\MetaQuotes\Terminal\34B08C83A5AAE27A4079DE708E60511E\MQL4\Files\Logs\XXX[eap-2.id-1].[XXX-XX].dir\[ea-4_tester-1].(XXX).(combined-data).(XXX).dat</text:p>
          </table:table-cell>
          <table:covered-table-cell/>
          <table:covered-table-cell/>
        </table:table-row>
        <table:table-row>
          <table:table-cell table:style-name="表7.A2" office:value-type="string">
            <text:p text:style-name="P2"/>
          </table:table-cell>
          <table:table-cell table:style-name="表7.B2" table:number-columns-spanned="3" office:value-type="string">
            <text:p text:style-name="P28"/>
          </table:table-cell>
          <table:covered-table-cell/>
          <table:covered-table-cell/>
        </table:table-row>
      </table:table>
      <text:list xml:id="list37267628" text:continue-numbering="true" text:style-name="L32">
        <text:list-item>
          <text:list>
            <text:list-item>
              <text:p text:style-name="P68">T-1.2 : sheet ==&gt; gen 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table:number-rows-spanned="3" office:value-type="string">
            <text:p text:style-name="P2"/>
          </table:table-cell>
          <table:table-cell table:style-name="表8.B1" table:number-rows-spanned="3" office:value-type="string">
            <text:p text:style-name="P28">file</text:p>
          </table:table-cell>
          <table:table-cell table:style-name="表8.C1" office:value-type="string">
            <text:p text:style-name="P28">open ==&gt; odt file</text:p>
            <text:p text:style-name="P28">C:\WORKS_2\WS\WS_Others.JVEMV6\JVEMV6\44_currency\10_prog-php\2_tester\log_JVE_44_10_3_4.[session-XX~].ods</text:p>
          </table:table-cell>
        </table:table-row>
        <table:table-row>
          <table:covered-table-cell/>
          <table:covered-table-cell/>
          <table:table-cell table:style-name="表8.C2" office:value-type="string">
            <text:p text:style-name="P28">DUP sheet ==&gt; “1”</text:p>
          </table:table-cell>
        </table:table-row>
        <table:table-row>
          <table:covered-table-cell/>
          <table:covered-table-cell/>
          <table:table-cell table:style-name="表8.C2" office:value-type="string">
            <text:p text:style-name="P28">rename</text:p>
            <text:p text:style-name="P28">move to ==&gt; any suitable location</text:p>
          </table:table-cell>
        </table:table-row>
        <table:table-row>
          <table:table-cell table:style-name="表8.A4" office:value-type="string">
            <text:p text:style-name="P2"/>
          </table:table-cell>
          <table:table-cell table:style-name="表8.A4" table:number-rows-spanned="2" office:value-type="string">
            <text:p text:style-name="P28">sheet</text:p>
          </table:table-cell>
          <table:table-cell table:style-name="表8.C2" office:value-type="string">
            <text:p text:style-name="P28">delete ==&gt; data area</text:p>
          </table:table-cell>
        </table:table-row>
        <table:table-row>
          <table:table-cell table:style-name="表8.A4" office:value-type="string">
            <text:p text:style-name="P2"/>
          </table:table-cell>
          <table:covered-table-cell/>
          <table:table-cell table:style-name="表8.C2" office:value-type="string">
            <text:p text:style-name="P28">C/P ==&gt; data from gen-ed file</text:p>
          </table:table-cell>
        </table:table-row>
      </table:table>
      <text:list xml:id="list37254949" text:continue-numbering="true" text:style-name="L32">
        <text:list-item>
          <text:list>
            <text:list-header>
              <text:p text:style-name="P68"/>
            </text:list-header>
            <text:list-item>
              <text:p text:style-name="P68">T-1.3 : sheet ==&gt; edit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ext:soft-page-break/>
        <table:table-row>
          <table:table-cell table:style-name="表9.A1" office:value-type="string">
            <text:p text:style-name="P2"/>
          </table:table-cell>
          <table:table-cell table:style-name="表9.B1" office:value-type="string">
            <text:p text:style-name="P73">sort : “profit” ~~&gt; “BB-loc.-1” (DF → CU)</text:p>
          </table:table-cell>
        </table:table-row>
        <table:table-row>
          <table:table-cell table:style-name="表9.A2" office:value-type="string">
            <text:p text:style-name="P2"/>
          </table:table-cell>
          <table:table-cell table:style-name="表9.B2" office:value-type="string">
            <text:p text:style-name="P73">hide : cols ==&gt; CV ~ DE</text:p>
          </table:table-cell>
        </table:table-row>
        <table:table-row>
          <table:table-cell table:style-name="表9.A2" office:value-type="string">
            <text:p text:style-name="P2"/>
          </table:table-cell>
          <table:table-cell table:style-name="表9.B2" office:value-type="string">
            <text:p text:style-name="P73">addressing ==&gt; total, gain, loss</text:p>
          </table:table-cell>
        </table:table-row>
        <table:table-row>
          <table:table-cell table:style-name="表9.A2" office:value-type="string">
            <text:p text:style-name="P2"/>
          </table:table-cell>
          <table:table-cell table:style-name="表9.B2" office:value-type="string">
            <text:p text:style-name="P73">addressing ==&gt; BB.loc</text:p>
          </table:table-cell>
        </table:table-row>
        <table:table-row>
          <table:table-cell table:style-name="表9.A2" office:value-type="string">
            <text:p text:style-name="P2"/>
          </table:table-cell>
          <table:table-cell table:style-name="表9.B2" office:value-type="string">
            <text:p text:style-name="P73"/>
          </table:table-cell>
        </table:table-row>
      </table:table>
      <text:list xml:id="list37270257" text:continue-numbering="true" text:style-name="L32">
        <text:list-item>
          <text:list>
            <text:list-header>
              <text:p text:style-name="P86"/>
            </text:list-header>
            <text:list-item>
              <text:p text:style-name="P86">T-1.4 : OBS</text:p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2"/>
          </table:table-cell>
          <table:table-cell table:style-name="表11.B1" office:value-type="string">
            <text:p text:style-name="P73">loss, gain ==&gt; both, top 2 zones, in terms of incidents → loss : Z4,Z5 / gain : Z5, Z4</text:p>
            <text:p text:style-name="P73"><text:s/>==&gt; this implies : in these zones, the order ended → i.e. the trend was ~~&gt; down.</text:p>
          </table:table-cell>
        </table:table-row>
        <table:table-row>
          <table:table-cell table:style-name="表11.A2" office:value-type="string">
            <text:p text:style-name="P2"/>
          </table:table-cell>
          <table:table-cell table:style-name="表11.B2" office:value-type="string">
            <text:p text:style-name="P73">in terms of : incidents ==&gt; gain → less than 20 % ~~&gt; Z3, Z6 (17.24%, 18.75%)</text:p>
            <text:p text:style-name="P73">on the other hand : Z5 ==&gt; 43.40%</text:p>
          </table:table-cell>
        </table:table-row>
      </table:table>
      <text:p text:style-name="P73"/>
      <text:list xml:id="list37276736" text:continue-numbering="true" text:style-name="L32">
        <text:list-item>
          <text:p text:style-name="P86">T-1.5 : suggestion for trading rules</text:p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"/>
          </table:table-cell>
          <table:table-cell table:style-name="表12.B1" office:value-type="string">
            <text:p text:style-name="P73">when in the down trend ==&gt; last bar closed in Z3 or Z6</text:p>
            <text:p text:style-name="P73"><text:s/>===&gt; SELL</text:p>
          </table:table-cell>
        </table:table-row>
        <table:table-row>
          <table:table-cell table:style-name="表12.A2" office:value-type="string">
            <text:p text:style-name="P2"/>
          </table:table-cell>
          <table:table-cell table:style-name="表12.B2" office:value-type="string">
            <text:p text:style-name="P73"/>
          </table:table-cell>
        </table:table-row>
      </table:table>
      <text:list xml:id="list37262259" text:continue-numbering="true" text:style-name="L32">
        <text:list-item>
          <text:p text:style-name="P86">T-1.6 : further questions</text:p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"/>
          </table:table-cell>
          <table:table-cell table:style-name="表13.B1" office:value-type="string">
            <text:p text:style-name="P73">down trend ==&gt; how to detect ?</text:p>
          </table:table-cell>
        </table:table-row>
        <table:table-row>
          <table:table-cell table:style-name="表13.A2" office:value-type="string">
            <text:p text:style-name="P2"/>
          </table:table-cell>
          <table:table-cell table:style-name="表13.B2" office:value-type="string">
            <text:p text:style-name="P73">in Z6 ==&gt; still, 3 incidents ending in gain ---&gt; what are they like?</text:p>
          </table:table-cell>
        </table:table-row>
      </table:table>
      <text:list xml:id="list37246693" text:continue-numbering="true" text:style-name="L32">
        <text:list-item>
          <text:p text:style-name="P86">T-1.7 : further research topic suggestions</text:p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"/>
          </table:table-cell>
          <table:table-cell table:style-name="表14.B1" office:value-type="string">
            <text:p text:style-name="P73">on the desktop pc ==&gt; run mt4 → set specific dp detector</text:p>
            <text:p text:style-name="P73"><text:s/>==&gt; e.g. “dp_Trend_Up” → if the latest 3 bars ending in up ~~&gt; buy</text:p>
            <text:p text:style-name="P73"><text:soft-page-break/><text:s/>==&gt; run with this detector → how will the result be like ?</text:p>
          </table:table-cell>
        </table:table-row>
        <table:table-row>
          <table:table-cell table:style-name="表14.A2" office:value-type="string">
            <text:p text:style-name="P2"/>
          </table:table-cell>
          <table:table-cell table:style-name="表14.B2" office:value-type="string">
            <text:p text:style-name="P73"/>
          </table:table-cell>
        </table:table-row>
      </table:table>
      <text:list xml:id="list37258651" text:continue-numbering="true" text:style-name="L32">
        <text:list-item>
          <text:p text:style-name="P68"/>
        </text:list-item>
      </text:list>
      <text:p text:style-name="P7">[next]</text:p>
      <text:list xml:id="list1293540907142958744" text:style-name="L33">
        <text:list-item>
          <text:p text:style-name="P69">TASK : mt4 programming</text:p>
          <text:list>
            <text:list-item>
              <text:p text:style-name="P69">TASKS-41 (trailing, sell)</text:p>
            </text:list-item>
          </text:list>
        </text:list-item>
      </text:list>
      <text:p text:style-name="P7">[further]</text:p>
      <text:p text:style-name="P7"><text:line-break/><text:span text:style-name="T14">[/ XXX] 20200726_170332</text:span></text:p>
      <text:p text:style-name="P7"/>
      <text:p text:style-name="P7"><text:span text:style-name="T18">@@@</text:span></text:p>
      <text:p text:style-name="P7"><text:span text:style-name="T13">10.3.4_9</text:span>---------------------------------------------------------------------------</text:p>
      <text:p text:style-name="P14">[10] res free# JVEMV6 44#10.3.4_X / 44. currency / 10. prog-php / 4. gen-trading-result-list-file / XXX</text:p>
      <text:p text:style-name="P7"/>
      <text:p text:style-name="P7"/>
      <text:p text:style-name="P7"/>
      <text:p text:style-name="P7">------------------------------------------------ [TEMPLATE] 20191224_144528</text:p>
      <text:p text:style-name="P7"><text:span text:style-name="T13">XX</text:span>---------------------------------------------------------------------------</text:p>
      <text:p text:style-name="P14">res free# JVEMV6 44#10.2_XX / 44. currency / 10. prog-php / 2. tester / <text:s/>XXXX</text:p>
      <text:p text:style-name="P14"/>
      <text:p text:style-name="P7">[do] <text:span text:style-name="T1">#_ </text:span></text:p>
      <text:list xml:id="list37257675" text:continue-list="list4638180718377973892" text:style-name="L5">
        <text:list-item>
          <text:p text:style-name="P42">REVIEW </text:p>
        </text:list-item>
        <text:list-item>
          <text:p text:style-name="P42">TASK-1</text:p>
        </text:list-item>
      </text:list>
      <text:p text:style-name="P7"><text:soft-page-break/></text:p>
      <text:p text:style-name="P7">[next]</text:p>
      <text:list xml:id="list3880273586012858694" text:style-name="L34">
        <text:list-item>
          <text:p text:style-name="P70">TASK</text:p>
        </text:list-item>
      </text:list>
      <text:p text:style-name="P7">[further]</text:p>
      <text:p text:style-name="P11"><text:line-break/><text:span text:style-name="T14">[/ XXX] </text:span></text:p>
      <text:p text:style-name="P20"/>
      <text:p text:style-name="P20"/>
      <text:p text:style-name="P20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5352511367867165777" text:style-name="L35">
        <text:list-item>
          <text:p text:style-name="P71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7249213" text:continue-numbering="true" text:style-name="L35">
        <text:list-item>
          <text:p text:style-name="P71"/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<text:soft-page-break/>20191220_142139</text:p>
      <text:list xml:id="list7389451037896199389" text:style-name="L36">
        <text:list-item>
          <text:p text:style-name="P36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5"/>
          </table:table-cell>
        </table:table-row>
        <table:table-row>
          <table:table-cell table:style-name="表5.A2" office:value-type="string">
            <text:p text:style-name="P22">r oj &amp;&amp; s &amp;&amp; r c &amp;&amp; s</text:p>
          </table:table-cell>
        </table:table-row>
        <table:table-row>
          <table:table-cell table:style-name="表5.A3" office:value-type="string">
            <text:p text:style-name="P5">doc</text:p>
            <text:list xml:id="list4265945640332105543" text:style-name="L37">
              <text:list-item>
                <text:p text:style-name="P31">M – w &gt; a (new window)</text:p>
              </text:list-item>
              <text:list-item>
                <text:p text:style-name="P31">doc 2 : select → session number</text:p>
              </text:list-item>
              <text:list-item>
                <text:p text:style-name="P31">doc 1</text:p>
                <text:list>
                  <text:list-item>
                    <text:p text:style-name="P31">DUP → template</text:p>
                  </text:list-item>
                  <text:list-item>
                    <text:p text:style-name="P31">session num → paste</text:p>
                  </text:list-item>
                  <text:list-item>
                    <text:p text:style-name="P31">datetime ==&gt; change to “XXX”</text:p>
                  </text:list-item>
                  <text:list-item>
                    <text:p text:style-name="P31">session num → update</text:p>
                  </text:list-item>
                </text:list>
              </text:list-item>
              <text:list-item>
                <text:p text:style-name="P31">doc 2 : select → session string</text:p>
              </text:list-item>
              <text:list-item>
                <text:p text:style-name="P35">==&gt; to git</text:p>
              </text:list-item>
            </text:list>
          </table:table-cell>
        </table:table-row>
        <table:table-row>
          <table:table-cell table:style-name="表5.A4" office:value-type="string">
            <text:p text:style-name="P5">git</text:p>
            <text:list xml:id="list7862398172756136058" text:style-name="L38">
              <text:list-item>
                <text:p text:style-name="P32">commit</text:p>
                <text:list>
                  <text:list-item>
                    <text:p text:style-name="P32">jve</text:p>
                  </text:list-item>
                  <text:list-item>
                    <text:p text:style-name="P32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23">###</text:p>
          </table:table-cell>
        </table:table-row>
        <table:table-row>
          <table:table-cell table:style-name="表5.A3" office:value-type="string">
            <text:p text:style-name="P24"><office:annotation office:name="__Annotation__8900_564638208"><dc:creator>iwabuchi ken</dc:creator><dc:date>2020-06-18T17:30:51.71</dc:date><text:p text:style-name="P103"><text:span text:style-name="T22">https://stackoverflow.com/questions/357315/get-list-of-passed-arguments-in-windows-batch-script-bat</text:span></text:p></office:annotation><text:span text:style-name="T16">C:</text:span><office:annotation-end office:name="__Annotation__8900_564638208"/><text:span text:style-name="T16">\WORKS_2\WS\WS_Others.JVEMV6\JVEMV6\44_currency\10_prog-php\2_tester\end_all.bat</text:span> <text:span text:style-name="T5">[9] res free# JVEMV6 44#10.3.4_X / 44. currency / 10. prog-php / 4. gen-trading-result-list-file / 20200726_154453</text:span></text:p>
          </table:table-cell>
        </table:table-row>
        <table:table-row>
          <table:table-cell table:style-name="表5.A3" office:value-type="string">
            <text:p text:style-name="P5"/>
            <text:p text:style-name="P5"/>
          </table:table-cell>
        </table:table-row>
        <table:table-row>
          <table:table-cell table:style-name="表5.A3" office:value-type="string">
            <text:p text:style-name="P5">doc</text:p>
            <text:list xml:id="list6845988849679736036" text:style-name="L39">
              <text:list-item>
                <text:p text:style-name="P33">doc 1 : select → git push, echo</text:p>
              </text:list-item>
              <text:list-item>
                <text:p text:style-name="P33">console : paste</text:p>
              </text:list-item>
            </text:list>
          </table:table-cell>
        </table:table-row>
        <table:table-row>
          <table:table-cell table:style-name="表5.A3" office:value-type="string">
            <text:p text:style-name="P15"><text:span text:style-name="T7">C:\WORKS_2\WS\WS_Others.JVEMV6\JVEMV6\37_miscs\12_programmin</text:span><text:span text:style-name="T7">g\3_fx-log-file\end_apps.bat &amp;&amp; echo.&gt;&gt; </text:span><text:soft-page-break/><text:span text:style-name="T7">C:\WORKS_2\shortcuts_docs\start_log_JVE_44_10_2.[fx-php-tester].bat &amp;&amp; </text:span><text:span text:style-name="T12">r oj &amp;&amp; e &amp;&amp; p &amp;&amp; r c &amp;&amp; e &amp;&amp; p</text:span></text:p>
          </table:table-cell>
        </table:table-row>
        <table:table-row>
          <table:table-cell table:style-name="表5.A10" office:value-type="string">
            <text:p text:style-name="P17">C:\WORKS_2\a.bat &amp;&amp; r oj &amp;&amp; git add -A &amp;&amp; git commit -m ^"<text:span text:style-name="T8">[21] res free# </text:span><text:span text:style-name="T8">JVEMV6 44#10.2.2_XX / 44. currency / 10. prog-php / 2. tester / 2. <text:s/></text:span><text:span text:style-name="T8">tester_1__V2 / 20200615_161622</text:span>^" &amp;&amp; e &amp;&amp; p</text:p>
          </table:table-cell>
        </table:table-row>
        <table:table-row>
          <table:table-cell table:style-name="表5.A10" office:value-type="string">
            <text:p text:style-name="P17">C:\WORKS_2\a.bat &amp;&amp; r c &amp;&amp; git add -A &amp;&amp; git commit -m ^"<text:span text:style-name="T8">[20] res free# </text:span><text:span text:style-name="T8">JVEMV6 44#10.2.2_XX / 44. currency / 10. prog-php / 2. tester / 2. <text:s/></text:span><text:span text:style-name="T8">tester_1__V2 / 20200615_134356</text:span>^" &amp;&amp; e &amp;&amp; p</text:p>
          </table:table-cell>
        </table:table-row>
        <table:table-row>
          <table:table-cell table:style-name="表5.A3" office:value-type="string">
            <text:p text:style-name="P16">echo.&gt;&gt; C:\WORKS_2\shortcuts_docs\start_log_JVE_44_10_2.[fx-php-tester].bat</text:p>
          </table:table-cell>
        </table:table-row>
        <table:table-row>
          <table:table-cell table:style-name="表5.A3" office:value-type="string">
            <text:p text:style-name="P5">close</text:p>
            <text:list xml:id="list3926430949137165351" text:style-name="L40">
              <text:list-item>
                <text:p text:style-name="P34">eclipse</text:p>
              </text:list-item>
              <text:list-item>
                <text:p text:style-name="P34">mt4</text:p>
              </text:list-item>
              <text:list-item>
                <text:p text:style-name="P34">folders</text:p>
              </text:list-item>
              <text:list-item>
                <text:p text:style-name="P34">sakura files</text:p>
              </text:list-item>
              <text:list-item>
                <text:p text:style-name="P34">docs</text:p>
              </text:list-item>
            </text:list>
          </table:table-cell>
        </table:table-row>
      </table:table>
      <text:list xml:id="list37274654" text:continue-list="list7389451037896199389" text:style-name="L36">
        <text:list-item>
          <text:p text:style-name="P36">git</text:p>
          <text:list>
            <text:list-item>
              <text:p text:style-name="P36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18"><text:span text:style-name="T7">C:\WORKS_2\WS\WS_Others.JVEMV6\JVEMV6\37_miscs\12_programmin</text:span><text:span text:style-name="T7">g\3_fx-log-file\end_apps.bat &amp;&amp; echo.&gt;&gt; C:\WORKS_2\shortcuts_docs\start_log_JVE_44_10_2.[fx-php-</text:span><text:span text:style-name="T7">tester].bat &amp;&amp; </text:span><text:span text:style-name="T12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7251417" text:continue-numbering="true" text:style-name="L36">
        <text:list-item>
          <text:list>
            <text:list-item>
              <text:p text:style-name="P36"><text:soft-page-break/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1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1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</table:table>
      <text:list xml:id="list37247957" text:continue-numbering="true" text:style-name="L36">
        <text:list-item>
          <text:p text:style-name="P36">move “<text:span text:style-name="T3">@@@</text:span>”</text:p>
        </text:list-item>
        <text:list-item>
          <text:p text:style-name="P72">DUP : template</text:p>
        </text:list-item>
      </text:list>
      <text:p text:style-name="P7"/>
      <text:p text:style-name="P7">/ ------------------------------------------------------- [STEPS : closing] 20191220_142139 /</text:p>
      <text:p text:style-name="P10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7-26T17:04:57.45</dc:date>
    <dc:creator>iwabuchi ken</dc:creator>
    <meta:editing-duration>P8DT22H7M23S</meta:editing-duration>
    <meta:editing-cycles>1427</meta:editing-cycles>
    <meta:generator>OpenOffice/4.1.3$Win32 OpenOffice.org_project/413m1$Build-9783</meta:generator>
    <meta:document-statistic meta:table-count="14" meta:image-count="0" meta:object-count="0" meta:page-count="43" meta:paragraph-count="783" meta:word-count="4228" meta:character-count="28966"/>
  </office:meta>
</office:document-meta>
</file>